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564cm" svg:height="10.818cm" svg:x="28.153cm" svg:y="43.393cm">
            <draw:object draw:notify-on-update-of-ranges="Sheet1.C20:Sheet1.C54 Sheet1.Y56:Sheet1.Y56 Sheet1.AC57:Sheet1.AC91 Sheet1.G56:Sheet1.G56 Sheet1.K57:Sheet1.K91 Sheet1.M56:Sheet1.M56 Sheet1.Q57:Sheet1.Q91 Sheet1.S56:Sheet1.S56 Sheet1.W57:Sheet1.W91 Sheet1.A56:Sheet1.A56 Sheet1.E57:Sheet1.E9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8.564cm" svg:height="10.818cm" svg:x="5.72cm" svg:y="42.273cm">
            <draw:object draw:notify-on-update-of-ranges="Sheet1.C20:Sheet1.C54 Sheet1.A1:Sheet1.A1 Sheet1.AH20:Sheet1.AH54 Sheet1.Y56:Sheet1.Y56 Sheet1.AC20:Sheet1.AC54 Sheet1.G56:Sheet1.G56 Sheet1.K20:Sheet1.K54 Sheet1.M56:Sheet1.M56 Sheet1.Q20:Sheet1.Q54 Sheet1.S56:Sheet1.S56 Sheet1.W20:Sheet1.W54 Sheet1.A56:Sheet1.A56 Sheet1.E20:Sheet1.E5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3" table:default-cell-style-name="Default"/>
        <table:table-row table:style-name="ro1">
          <table:table-cell office:value-type="string" calcext:value-type="string">
            <text:p>fib_serial</text:p>
          </table:table-cell>
          <table:table-cell table:number-columns-repeated="3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765" calcext:value-type="float">
            <text:p>6765</text:p>
          </table:table-cell>
          <table:table-cell office:value-type="float" office:value="0.12134" calcext:value-type="float">
            <text:p>0.12134</text:p>
          </table:table-cell>
          <table:table-cell table:number-columns-repeated="3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946" calcext:value-type="float">
            <text:p>10946</text:p>
          </table:table-cell>
          <table:table-cell office:value-type="float" office:value="0.105918" calcext:value-type="float">
            <text:p>0.105918</text:p>
          </table:table-cell>
          <table:table-cell table:number-columns-repeated="3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7711" calcext:value-type="float">
            <text:p>17711</text:p>
          </table:table-cell>
          <table:table-cell office:value-type="float" office:value="0.170834" calcext:value-type="float">
            <text:p>0.170834</text:p>
          </table:table-cell>
          <table:table-cell table:number-columns-repeated="3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8657" calcext:value-type="float">
            <text:p>28657</text:p>
          </table:table-cell>
          <table:table-cell office:value-type="float" office:value="0.285655" calcext:value-type="float">
            <text:p>0.285655</text:p>
          </table:table-cell>
          <table:table-cell table:number-columns-repeated="3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6368" calcext:value-type="float">
            <text:p>46368</text:p>
          </table:table-cell>
          <table:table-cell office:value-type="float" office:value="0.454286" calcext:value-type="float">
            <text:p>0.454286</text:p>
          </table:table-cell>
          <table:table-cell table:number-columns-repeated="3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5025" calcext:value-type="float">
            <text:p>75025</text:p>
          </table:table-cell>
          <table:table-cell office:value-type="float" office:value="0.730727" calcext:value-type="float">
            <text:p>0.730727</text:p>
          </table:table-cell>
          <table:table-cell table:number-columns-repeated="3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1393" calcext:value-type="float">
            <text:p>121393</text:p>
          </table:table-cell>
          <table:table-cell office:value-type="float" office:value="1.174956" calcext:value-type="float">
            <text:p>1.174956</text:p>
          </table:table-cell>
          <table:table-cell table:number-columns-repeated="3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96418" calcext:value-type="float">
            <text:p>196418</text:p>
          </table:table-cell>
          <table:table-cell office:value-type="float" office:value="2.121577" calcext:value-type="float">
            <text:p>2.121577</text:p>
          </table:table-cell>
          <table:table-cell table:number-columns-repeated="3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17811" calcext:value-type="float">
            <text:p>317811</text:p>
          </table:table-cell>
          <table:table-cell office:value-type="float" office:value="3.064001" calcext:value-type="float">
            <text:p>3.064001</text:p>
          </table:table-cell>
          <table:table-cell table:number-columns-repeated="3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14229" calcext:value-type="float">
            <text:p>514229</text:p>
          </table:table-cell>
          <table:table-cell office:value-type="float" office:value="3.82154" calcext:value-type="float">
            <text:p>3.82154</text:p>
          </table:table-cell>
          <table:table-cell table:number-columns-repeated="3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32040" calcext:value-type="float">
            <text:p>832040</text:p>
          </table:table-cell>
          <table:table-cell office:value-type="float" office:value="6.120177" calcext:value-type="float">
            <text:p>6.120177</text:p>
          </table:table-cell>
          <table:table-cell table:number-columns-repeated="3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346269" calcext:value-type="float">
            <text:p>1346269</text:p>
          </table:table-cell>
          <table:table-cell office:value-type="float" office:value="10.126593" calcext:value-type="float">
            <text:p>10.126593</text:p>
          </table:table-cell>
          <table:table-cell table:number-columns-repeated="3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78309" calcext:value-type="float">
            <text:p>2178309</text:p>
          </table:table-cell>
          <table:table-cell office:value-type="float" office:value="15.866507" calcext:value-type="float">
            <text:p>15.866507</text:p>
          </table:table-cell>
          <table:table-cell table:number-columns-repeated="3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524578" calcext:value-type="float">
            <text:p>3524578</text:p>
          </table:table-cell>
          <table:table-cell office:value-type="float" office:value="25.309926" calcext:value-type="float">
            <text:p>25.309926</text:p>
          </table:table-cell>
          <table:table-cell table:number-columns-repeated="3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702887" calcext:value-type="float">
            <text:p>5702887</text:p>
          </table:table-cell>
          <table:table-cell office:value-type="float" office:value="42.994126" calcext:value-type="float">
            <text:p>42.994126</text:p>
          </table:table-cell>
          <table:table-cell table:number-columns-repeated="3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2">
          <table:table-cell office:value-type="string" calcext:value-type="string">
            <text:p>fib_cutoff_cilk</text:p>
          </table:table-cell>
          <table:table-cell table:number-columns-repeated="5"/>
          <table:table-cell office:value-type="string" calcext:value-type="string">
            <text:p>fib_cutoff_omp_compact</text:p>
          </table:table-cell>
          <table:table-cell table:number-columns-repeated="5"/>
          <table:table-cell office:value-type="string" calcext:value-type="string">
            <text:p>fib_cutoff_omp_scatter</text:p>
          </table:table-cell>
          <table:table-cell table:number-columns-repeated="5"/>
          <table:table-cell office:value-type="string" calcext:value-type="string">
            <text:p>fib_cutoff_omp_balanced</text:p>
          </table:table-cell>
          <table:table-cell table:number-columns-repeated="5"/>
          <table:table-cell office:value-type="string" calcext:value-type="string">
            <text:p>fib_cutoff_omp_none</text:p>
          </table:table-cell>
          <table:table-cell table:number-columns-repeated="5"/>
          <table:table-cell office:value-type="string" calcext:value-type="string">
            <text:p>fib_serial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1.85116" calcext:value-type="float">
            <text:p>71.8511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51.897269" calcext:value-type="float">
            <text:p>751.89726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829.599846" calcext:value-type="float">
            <text:p>829.59984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804.443163" calcext:value-type="float">
            <text:p>804.44316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861.193445" calcext:value-type="float">
            <text:p>861.19344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71.719941" calcext:value-type="float">
            <text:p>71.7199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77.140526" calcext:value-type="float">
            <text:p>777.1405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848.070691" calcext:value-type="float">
            <text:p>848.07069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78.921799" calcext:value-type="float">
            <text:p>778.9217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810.760864" calcext:value-type="float">
            <text:p>810.76086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53.913989" calcext:value-type="float">
            <text:p>53.9139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59.680804" calcext:value-type="float">
            <text:p>459.68080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84.707022" calcext:value-type="float">
            <text:p>484.70702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22.564029" calcext:value-type="float">
            <text:p>522.56402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669.494513" calcext:value-type="float">
            <text:p>669.49451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41.131485" calcext:value-type="float">
            <text:p>41.13148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80.315035" calcext:value-type="float">
            <text:p>280.3150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02.014928" calcext:value-type="float">
            <text:p>302.01492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72.238093" calcext:value-type="float">
            <text:p>372.23809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89.597617" calcext:value-type="float">
            <text:p>289.59761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8.243064" calcext:value-type="float">
            <text:p>28.24306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90.770651" calcext:value-type="float">
            <text:p>290.77065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96.950536" calcext:value-type="float">
            <text:p>296.9505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11.461017" calcext:value-type="float">
            <text:p>211.46101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24.766974" calcext:value-type="float">
            <text:p>324.76697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44.502307" calcext:value-type="float">
            <text:p>44.50230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21.788068" calcext:value-type="float">
            <text:p>121.78806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21.54269" calcext:value-type="float">
            <text:p>121.5426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38.366089" calcext:value-type="float">
            <text:p>238.3660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13.535664" calcext:value-type="float">
            <text:p>213.53566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21.857252" calcext:value-type="float">
            <text:p>21.85725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37.195738" calcext:value-type="float">
            <text:p>137.19573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92.467471" calcext:value-type="float">
            <text:p>192.46747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03.957523" calcext:value-type="float">
            <text:p>203.9575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45.363526" calcext:value-type="float">
            <text:p>145.3635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20.012526" calcext:value-type="float">
            <text:p>20.0125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35.168161" calcext:value-type="float">
            <text:p>135.16816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23.502288" calcext:value-type="float">
            <text:p>123.50228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53.704674" calcext:value-type="float">
            <text:p>153.70467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01.495869" calcext:value-type="float">
            <text:p>101.49586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17.608471" calcext:value-type="float">
            <text:p>17.60847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0.410995" calcext:value-type="float">
            <text:p>50.41099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94.454417" calcext:value-type="float">
            <text:p>94.45441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80.476359" calcext:value-type="float">
            <text:p>80.47635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71.778188" calcext:value-type="float">
            <text:p>171.77818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7.725904" calcext:value-type="float">
            <text:p>27.72590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4.47744" calcext:value-type="float">
            <text:p>44.4774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07.733025" calcext:value-type="float">
            <text:p>107.73302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72.388458" calcext:value-type="float">
            <text:p>172.38845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30.428705" calcext:value-type="float">
            <text:p>130.42870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18.192971" calcext:value-type="float">
            <text:p>18.19297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97.00142" calcext:value-type="float">
            <text:p>97.0014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95.07924" calcext:value-type="float">
            <text:p>195.0792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06.505066" calcext:value-type="float">
            <text:p>106.50506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8.510738" calcext:value-type="float">
            <text:p>78.51073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22.913435" calcext:value-type="float">
            <text:p>22.9134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05.259133" calcext:value-type="float">
            <text:p>105.2591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9.184692" calcext:value-type="float">
            <text:p>39.18469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21.996226" calcext:value-type="float">
            <text:p>121.9962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07.240434" calcext:value-type="float">
            <text:p>107.24043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19.257433" calcext:value-type="float">
            <text:p>19.2574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69.753733" calcext:value-type="float">
            <text:p>69.7537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4.648138" calcext:value-type="float">
            <text:p>34.64813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91.822838" calcext:value-type="float">
            <text:p>91.82283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10.36844" calcext:value-type="float">
            <text:p>110.3684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23.110656" calcext:value-type="float">
            <text:p>23.1106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16.194619" calcext:value-type="float">
            <text:p>116.19461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0.463137" calcext:value-type="float">
            <text:p>40.46313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08.502755" calcext:value-type="float">
            <text:p>108.5027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6.260354" calcext:value-type="float">
            <text:p>76.26035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5.964368" calcext:value-type="float">
            <text:p>25.96436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15.095865" calcext:value-type="float">
            <text:p>115.0958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5.799897" calcext:value-type="float">
            <text:p>25.79989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1.239365" calcext:value-type="float">
            <text:p>71.2393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3.324215" calcext:value-type="float">
            <text:p>53.3242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33.711007" calcext:value-type="float">
            <text:p>33.71100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4.32458" calcext:value-type="float">
            <text:p>24.3245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7.023048" calcext:value-type="float">
            <text:p>27.0230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2.673734" calcext:value-type="float">
            <text:p>52.67373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18.318576" calcext:value-type="float">
            <text:p>118.31857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23.377391" calcext:value-type="float">
            <text:p>23.37739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9.817768" calcext:value-type="float">
            <text:p>39.81776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6.414488" calcext:value-type="float">
            <text:p>26.41448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66.896377" calcext:value-type="float">
            <text:p>66.8963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9.850797" calcext:value-type="float">
            <text:p>29.85079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17.533751" calcext:value-type="float">
            <text:p>17.53375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2.049973" calcext:value-type="float">
            <text:p>22.0499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2.473648" calcext:value-type="float">
            <text:p>22.4736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0.395556" calcext:value-type="float">
            <text:p>70.3955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1.546287" calcext:value-type="float">
            <text:p>41.54628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19.017002" calcext:value-type="float">
            <text:p>19.01700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5.454652" calcext:value-type="float">
            <text:p>25.45465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0.781525" calcext:value-type="float">
            <text:p>70.78152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5.100728" calcext:value-type="float">
            <text:p>35.10072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21.592313" calcext:value-type="float">
            <text:p>121.59231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7.767415" calcext:value-type="float">
            <text:p>17.7674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74.333874" calcext:value-type="float">
            <text:p>174.33387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4.192988" calcext:value-type="float">
            <text:p>24.19298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4.55115" calcext:value-type="float">
            <text:p>34.551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4.331199" calcext:value-type="float">
            <text:p>54.3311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26.018832" calcext:value-type="float">
            <text:p>26.01883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6.916789" calcext:value-type="float">
            <text:p>26.9167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6.278856" calcext:value-type="float">
            <text:p>46.2788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61.32796" calcext:value-type="float">
            <text:p>61.3279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94.239853" calcext:value-type="float">
            <text:p>94.23985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19.223914" calcext:value-type="float">
            <text:p>19.2239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0.148306" calcext:value-type="float">
            <text:p>20.14830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6.50964" calcext:value-type="float">
            <text:p>26.5096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2.88961" calcext:value-type="float">
            <text:p>32.8896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00.793305" calcext:value-type="float">
            <text:p>100.79330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24.05313" calcext:value-type="float">
            <text:p>24.0531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16.208298" calcext:value-type="float">
            <text:p>116.20829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81.833624" calcext:value-type="float">
            <text:p>181.83362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4.417394" calcext:value-type="float">
            <text:p>74.41739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5.491804" calcext:value-type="float">
            <text:p>35.49180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17.827412" calcext:value-type="float">
            <text:p>17.8274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5.348411" calcext:value-type="float">
            <text:p>75.34841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15.430289" calcext:value-type="float">
            <text:p>115.4302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93.560136" calcext:value-type="float">
            <text:p>93.5601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3.397555" calcext:value-type="float">
            <text:p>53.3975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6.808623" calcext:value-type="float">
            <text:p>16.8086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8.974656" calcext:value-type="float">
            <text:p>28.9746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31.990186" calcext:value-type="float">
            <text:p>131.99018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22.453248" calcext:value-type="float">
            <text:p>122.4532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25.17284" calcext:value-type="float">
            <text:p>125.1728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23.645044" calcext:value-type="float">
            <text:p>23.64504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2.597697" calcext:value-type="float">
            <text:p>72.59769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9.455624" calcext:value-type="float">
            <text:p>39.45562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3.774227" calcext:value-type="float">
            <text:p>43.77422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7.020654" calcext:value-type="float">
            <text:p>77.02065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22.506085" calcext:value-type="float">
            <text:p>22.50608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7.466402" calcext:value-type="float">
            <text:p>27.46640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9.771445" calcext:value-type="float">
            <text:p>29.77144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1.215502" calcext:value-type="float">
            <text:p>41.21550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9.233911" calcext:value-type="float">
            <text:p>59.23391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29.002875" calcext:value-type="float">
            <text:p>29.0028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9.230531" calcext:value-type="float">
            <text:p>29.23053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0.624269" calcext:value-type="float">
            <text:p>50.62426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02.149755" calcext:value-type="float">
            <text:p>202.1497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1.958112" calcext:value-type="float">
            <text:p>51.9581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27.568506" calcext:value-type="float">
            <text:p>27.56850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8.961023" calcext:value-type="float">
            <text:p>48.9610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2.020244" calcext:value-type="float">
            <text:p>52.02024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5.967481" calcext:value-type="float">
            <text:p>25.96748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5.890917" calcext:value-type="float">
            <text:p>55.89091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4.08046" calcext:value-type="float">
            <text:p>24.0804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9.211993" calcext:value-type="float">
            <text:p>29.21199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5.945246" calcext:value-type="float">
            <text:p>25.94524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6.105539" calcext:value-type="float">
            <text:p>56.10553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7.221095" calcext:value-type="float">
            <text:p>57.22109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61.169584" calcext:value-type="float">
            <text:p>61.16958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1.64247" calcext:value-type="float">
            <text:p>31.642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9.479519" calcext:value-type="float">
            <text:p>39.47951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9.830469" calcext:value-type="float">
            <text:p>39.83046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67.960393" calcext:value-type="float">
            <text:p>67.96039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54.683333" calcext:value-type="float">
            <text:p>54.68333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1.313981" calcext:value-type="float">
            <text:p>51.31398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7.971318" calcext:value-type="float">
            <text:p>47.971318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88.252286" calcext:value-type="float">
            <text:p>88.252286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92.814235" calcext:value-type="float">
            <text:p>92.8142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160.095156" calcext:value-type="float">
            <text:p>160.0951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9.321243" calcext:value-type="float">
            <text:p>59.32124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62.179404" calcext:value-type="float">
            <text:p>62.17940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94.553241" calcext:value-type="float">
            <text:p>94.5532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67.733522" calcext:value-type="float">
            <text:p>67.73352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232.272748" calcext:value-type="float">
            <text:p>232.2727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90.257806" calcext:value-type="float">
            <text:p>90.25780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87.967951" calcext:value-type="float">
            <text:p>87.96795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76.640291" calcext:value-type="float">
            <text:p>176.64029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79.427057" calcext:value-type="float">
            <text:p>179.42705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04.344203" calcext:value-type="float">
            <text:p>204.34420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30.727861" calcext:value-type="float">
            <text:p>130.72786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35.570227" calcext:value-type="float">
            <text:p>135.57022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34.54435" calcext:value-type="float">
            <text:p>134.544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54.902073" calcext:value-type="float">
            <text:p>154.9020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fib_cutoff_cilk</text:p>
          </table:table-cell>
          <table:table-cell table:number-columns-repeated="5"/>
          <table:table-cell office:value-type="string" calcext:value-type="string">
            <text:p>fib_cutoff_omp_compact</text:p>
          </table:table-cell>
          <table:table-cell table:number-columns-repeated="5"/>
          <table:table-cell office:value-type="string" calcext:value-type="string">
            <text:p>fib_cutoff_omp_scatter</text:p>
          </table:table-cell>
          <table:table-cell table:number-columns-repeated="5"/>
          <table:table-cell office:value-type="string" calcext:value-type="string">
            <text:p>fib_cutoff_omp_balanced</text:p>
          </table:table-cell>
          <table:table-cell table:number-columns-repeated="5"/>
          <table:table-cell office:value-type="string" calcext:value-type="string">
            <text:p>fib_cutoff_omp_none</text:p>
          </table:table-cell>
          <table:table-cell table:number-columns-repeated="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table:formula="of:=[.AH20]/[.E20]" office:value-type="float" office:value="1.02146693247541" calcext:value-type="float">
            <text:p>1.021466932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table:formula="of:=[.AH20]/[.K20]" office:value-type="float" office:value="0.0976111857642616" calcext:value-type="float">
            <text:p>0.097611185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table:formula="of:=[.AH20]/[.Q20]" office:value-type="float" office:value="0.0884686567311634" calcext:value-type="float">
            <text:p>0.088468656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table:formula="of:=[.AH20]/[.W20]" office:value-type="float" office:value="0.0912352635657866" calcext:value-type="float">
            <text:p>0.09123526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table:formula="of:=[.AH20]/[.AC20]" office:value-type="float" office:value="0.0852231103547241" calcext:value-type="float">
            <text:p>0.0852231104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table:formula="of:=[.AH21]/[.E21]" office:value-type="float" office:value="1.02333581116582" calcext:value-type="float">
            <text:p>1.02333581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table:formula="of:=[.AH21]/[.K21]" office:value-type="float" office:value="0.0944405568163614" calcext:value-type="float">
            <text:p>0.094440556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table:formula="of:=[.AH21]/[.Q21]" office:value-type="float" office:value="0.0865418234339147" calcext:value-type="float">
            <text:p>0.086541823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table:formula="of:=[.AH21]/[.W21]" office:value-type="float" office:value="0.0942245859523056" calcext:value-type="float">
            <text:p>0.09422458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table:formula="of:=[.AH21]/[.AC21]" office:value-type="float" office:value="0.090524329995287" calcext:value-type="float">
            <text:p>0.09052433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table:formula="of:=[.AH22]/[.E22]" office:value-type="float" office:value="1.36130873195081" calcext:value-type="float">
            <text:p>1.36130873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table:formula="of:=[.AH22]/[.K22]" office:value-type="float" office:value="0.15966205976267" calcext:value-type="float">
            <text:p>0.159662059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table:formula="of:=[.AH22]/[.Q22]" office:value-type="float" office:value="0.151418445924639" calcext:value-type="float">
            <text:p>0.151418445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table:formula="of:=[.AH22]/[.W22]" office:value-type="float" office:value="0.140448978358593" calcext:value-type="float">
            <text:p>0.140448978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table:formula="of:=[.AH22]/[.AC22]" office:value-type="float" office:value="0.109625370447211" calcext:value-type="float">
            <text:p>0.1096253704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table:formula="of:=[.AH23]/[.E23]" office:value-type="float" office:value="1.7843650429835" calcext:value-type="float">
            <text:p>1.78436504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table:formula="of:=[.AH23]/[.K23]" office:value-type="float" office:value="0.261825356602795" calcext:value-type="float">
            <text:p>0.261825356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table:formula="of:=[.AH23]/[.Q23]" office:value-type="float" office:value="0.243013100332577" calcext:value-type="float">
            <text:p>0.243013100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table:formula="of:=[.AH23]/[.W23]" office:value-type="float" office:value="0.197168385987836" calcext:value-type="float">
            <text:p>0.19716838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table:formula="of:=[.AH23]/[.AC23]" office:value-type="float" office:value="0.253432969374192" calcext:value-type="float">
            <text:p>0.2534329694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table:formula="of:=[.AH24]/[.E24]" office:value-type="float" office:value="2.59864099730822" calcext:value-type="float">
            <text:p>2.59864099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table:formula="of:=[.AH24]/[.K24]" office:value-type="float" office:value="0.252410563953375" calcext:value-type="float">
            <text:p>0.25241056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table:formula="of:=[.AH24]/[.Q24]" office:value-type="float" office:value="0.247157607420517" calcext:value-type="float">
            <text:p>0.247157607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table:formula="of:=[.AH24]/[.W24]" office:value-type="float" office:value="0.347078553963448" calcext:value-type="float">
            <text:p>0.34707855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table:formula="of:=[.AH24]/[.AC24]" office:value-type="float" office:value="0.225988446719339" calcext:value-type="float">
            <text:p>0.2259884467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table:formula="of:=[.AH25]/[.E25]" office:value-type="float" office:value="1.64920852305477" calcext:value-type="float">
            <text:p>1.649208523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table:formula="of:=[.AH25]/[.K25]" office:value-type="float" office:value="0.602633617605298" calcext:value-type="float">
            <text:p>0.602633617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table:formula="of:=[.AH25]/[.Q25]" office:value-type="float" office:value="0.603850252121292" calcext:value-type="float">
            <text:p>0.603850252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table:formula="of:=[.AH25]/[.W25]" office:value-type="float" office:value="0.307902790652407" calcext:value-type="float">
            <text:p>0.307902790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table:formula="of:=[.AH25]/[.AC25]" office:value-type="float" office:value="0.343706445214697" calcext:value-type="float">
            <text:p>0.3437064452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table:formula="of:=[.AH26]/[.E26]" office:value-type="float" office:value="3.35785962480553" calcext:value-type="float">
            <text:p>3.35785962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table:formula="of:=[.AH26]/[.K26]" office:value-type="float" office:value="0.53495527681771" calcext:value-type="float">
            <text:p>0.534955276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table:formula="of:=[.AH26]/[.Q26]" office:value-type="float" office:value="0.381329809233063" calcext:value-type="float">
            <text:p>0.381329809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table:formula="of:=[.AH26]/[.W26]" office:value-type="float" office:value="0.359847398225169" calcext:value-type="float">
            <text:p>0.359847398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table:formula="of:=[.AH26]/[.AC26]" office:value-type="float" office:value="0.50489683361148" calcext:value-type="float">
            <text:p>0.5048968336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table:formula="of:=[.AH27]/[.E27]" office:value-type="float" office:value="3.66738231845395" calcext:value-type="float">
            <text:p>3.667382318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table:formula="of:=[.AH27]/[.K27]" office:value-type="float" office:value="0.542979822001129" calcext:value-type="float">
            <text:p>0.54297982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table:formula="of:=[.AH27]/[.Q27]" office:value-type="float" office:value="0.594269022773084" calcext:value-type="float">
            <text:p>0.594269022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table:formula="of:=[.AH27]/[.W27]" office:value-type="float" office:value="0.477497411692243" calcext:value-type="float">
            <text:p>0.477497411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table:formula="of:=[.AH27]/[.AC27]" office:value-type="float" office:value="0.723118928121104" calcext:value-type="float">
            <text:p>0.7231189281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table:formula="of:=[.AH28]/[.E28]" office:value-type="float" office:value="4.16808387281326" calcext:value-type="float">
            <text:p>4.168083872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table:formula="of:=[.AH28]/[.K28]" office:value-type="float" office:value="1.45590429230766" calcext:value-type="float">
            <text:p>1.45590429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table:formula="of:=[.AH28]/[.Q28]" office:value-type="float" office:value="0.777026488872405" calcext:value-type="float">
            <text:p>0.77702648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table:formula="of:=[.AH28]/[.W28]" office:value-type="float" office:value="0.911989370692081" calcext:value-type="float">
            <text:p>0.911989370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table:formula="of:=[.AH28]/[.AC28]" office:value-type="float" office:value="0.427257877466958" calcext:value-type="float">
            <text:p>0.4272578775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table:formula="of:=[.AH29]/[.E29]" office:value-type="float" office:value="2.64711238991522" calcext:value-type="float">
            <text:p>2.64711238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table:formula="of:=[.AH29]/[.K29]" office:value-type="float" office:value="1.65013058305514" calcext:value-type="float">
            <text:p>1.650130583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table:formula="of:=[.AH29]/[.Q29]" office:value-type="float" office:value="0.681254276485785" calcext:value-type="float">
            <text:p>0.68125427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table:formula="of:=[.AH29]/[.W29]" office:value-type="float" office:value="0.425745347754082" calcext:value-type="float">
            <text:p>0.42574534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table:formula="of:=[.AH29]/[.AC29]" office:value-type="float" office:value="0.562710363489387" calcext:value-type="float">
            <text:p>0.5627103635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table:formula="of:=[.AH30]/[.E30]" office:value-type="float" office:value="4.03417253839409" calcext:value-type="float">
            <text:p>4.034172538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table:formula="of:=[.AH30]/[.K30]" office:value-type="float" office:value="0.756623810249376" calcext:value-type="float">
            <text:p>0.756623810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table:formula="of:=[.AH30]/[.Q30]" office:value-type="float" office:value="0.376224471655723" calcext:value-type="float">
            <text:p>0.376224471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table:formula="of:=[.AH30]/[.W30]" office:value-type="float" office:value="0.689108854221075" calcext:value-type="float">
            <text:p>0.689108854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table:formula="of:=[.AH30]/[.AC30]" office:value-type="float" office:value="0.934822240494033" calcext:value-type="float">
            <text:p>0.9348222405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table:formula="of:=[.AH31]/[.E31]" office:value-type="float" office:value="3.20308081263241" calcext:value-type="float">
            <text:p>3.20308081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table:formula="of:=[.AH31]/[.K31]" office:value-type="float" office:value="0.697265709000282" calcext:value-type="float">
            <text:p>0.69726570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table:formula="of:=[.AH31]/[.Q31]" office:value-type="float" office:value="1.87301673827116" calcext:value-type="float">
            <text:p>1.873016738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table:formula="of:=[.AH31]/[.W31]" office:value-type="float" office:value="0.601605364415125" calcext:value-type="float">
            <text:p>0.601605364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table:formula="of:=[.AH31]/[.AC31]" office:value-type="float" office:value="0.684383504080187" calcext:value-type="float">
            <text:p>0.6843835041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table:formula="of:=[.AH32]/[.E32]" office:value-type="float" office:value="3.81118210303523" calcext:value-type="float">
            <text:p>3.81118210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table:formula="of:=[.AH32]/[.K32]" office:value-type="float" office:value="1.0521814509913" calcext:value-type="float">
            <text:p>1.05218145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table:formula="of:=[.AH32]/[.Q32]" office:value-type="float" office:value="2.11825478182983" calcext:value-type="float">
            <text:p>2.118254781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table:formula="of:=[.AH32]/[.W32]" office:value-type="float" office:value="0.799295530377748" calcext:value-type="float">
            <text:p>0.799295530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table:formula="of:=[.AH32]/[.AC32]" office:value-type="float" office:value="0.664987056082337" calcext:value-type="float">
            <text:p>0.6649870561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227465" calcext:value-type="float">
            <text:p>9227465</text:p>
          </table:table-cell>
          <table:table-cell table:formula="of:=[.AH33]/[.E33]" office:value-type="float" office:value="3.17574646085338" calcext:value-type="float">
            <text:p>3.175746460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227465" calcext:value-type="float">
            <text:p>9227465</text:p>
          </table:table-cell>
          <table:table-cell table:formula="of:=[.AH33]/[.K33]" office:value-type="float" office:value="0.631643570344682" calcext:value-type="float">
            <text:p>0.631643570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227465" calcext:value-type="float">
            <text:p>9227465</text:p>
          </table:table-cell>
          <table:table-cell table:formula="of:=[.AH33]/[.Q33]" office:value-type="float" office:value="1.81383821031968" calcext:value-type="float">
            <text:p>1.813838210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227465" calcext:value-type="float">
            <text:p>9227465</text:p>
          </table:table-cell>
          <table:table-cell table:formula="of:=[.AH33]/[.W33]" office:value-type="float" office:value="0.676421386719628" calcext:value-type="float">
            <text:p>0.676421386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227465" calcext:value-type="float">
            <text:p>9227465</text:p>
          </table:table-cell>
          <table:table-cell table:formula="of:=[.AH33]/[.AC33]" office:value-type="float" office:value="0.962408121000854" calcext:value-type="float">
            <text:p>0.962408121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9227465" calcext:value-type="float">
            <text:p>9227465</text:p>
          </table:table-cell>
          <table:table-cell table:formula="of:=[.AH34]/[.E34]" office:value-type="float" office:value="2.82670404301772" calcext:value-type="float">
            <text:p>2.82670404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9227465" calcext:value-type="float">
            <text:p>9227465</text:p>
          </table:table-cell>
          <table:table-cell table:formula="of:=[.AH34]/[.K34]" office:value-type="float" office:value="0.637673508079547" calcext:value-type="float">
            <text:p>0.637673508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9227465" calcext:value-type="float">
            <text:p>9227465</text:p>
          </table:table-cell>
          <table:table-cell table:formula="of:=[.AH34]/[.Q34]" office:value-type="float" office:value="2.84472391498307" calcext:value-type="float">
            <text:p>2.8447239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9227465" calcext:value-type="float">
            <text:p>9227465</text:p>
          </table:table-cell>
          <table:table-cell table:formula="of:=[.AH34]/[.W34]" office:value-type="float" office:value="1.03023916622502" calcext:value-type="float">
            <text:p>1.030239166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9227465" calcext:value-type="float">
            <text:p>9227465</text:p>
          </table:table-cell>
          <table:table-cell table:formula="of:=[.AH34]/[.AC34]" office:value-type="float" office:value="1.37636501540623" calcext:value-type="float">
            <text:p>1.3763650154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227465" calcext:value-type="float">
            <text:p>9227465</text:p>
          </table:table-cell>
          <table:table-cell table:formula="of:=[.AH35]/[.E35]" office:value-type="float" office:value="2.17714006585446" calcext:value-type="float">
            <text:p>2.177140065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227465" calcext:value-type="float">
            <text:p>9227465</text:p>
          </table:table-cell>
          <table:table-cell table:formula="of:=[.AH35]/[.K35]" office:value-type="float" office:value="3.0172600719108" calcext:value-type="float">
            <text:p>3.017260071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227465" calcext:value-type="float">
            <text:p>9227465</text:p>
          </table:table-cell>
          <table:table-cell table:formula="of:=[.AH35]/[.Q35]" office:value-type="float" office:value="2.71596246285763" calcext:value-type="float">
            <text:p>2.715962462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227465" calcext:value-type="float">
            <text:p>9227465</text:p>
          </table:table-cell>
          <table:table-cell table:formula="of:=[.AH35]/[.W35]" office:value-type="float" office:value="1.3933620882089" calcext:value-type="float">
            <text:p>1.393362088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227465" calcext:value-type="float">
            <text:p>9227465</text:p>
          </table:table-cell>
          <table:table-cell table:formula="of:=[.AH35]/[.AC35]" office:value-type="float" office:value="0.620304828550337" calcext:value-type="float">
            <text:p>0.6203048286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9227465" calcext:value-type="float">
            <text:p>9227465</text:p>
          </table:table-cell>
          <table:table-cell table:formula="of:=[.AH36]/[.E36]" office:value-type="float" office:value="3.13951133383533" calcext:value-type="float">
            <text:p>3.139511333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9227465" calcext:value-type="float">
            <text:p>9227465</text:p>
          </table:table-cell>
          <table:table-cell table:formula="of:=[.AH36]/[.K36]" office:value-type="float" office:value="1.84323701921213" calcext:value-type="float">
            <text:p>1.843237019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9227465" calcext:value-type="float">
            <text:p>9227465</text:p>
          </table:table-cell>
          <table:table-cell table:formula="of:=[.AH36]/[.Q36]" office:value-type="float" office:value="2.77853517357596" calcext:value-type="float">
            <text:p>2.77853517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9227465" calcext:value-type="float">
            <text:p>9227465</text:p>
          </table:table-cell>
          <table:table-cell table:formula="of:=[.AH36]/[.W36]" office:value-type="float" office:value="1.09712345109512" calcext:value-type="float">
            <text:p>1.097123451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9227465" calcext:value-type="float">
            <text:p>9227465</text:p>
          </table:table-cell>
          <table:table-cell table:formula="of:=[.AH36]/[.AC36]" office:value-type="float" office:value="2.45868088547184" calcext:value-type="float">
            <text:p>2.4586808855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9227465" calcext:value-type="float">
            <text:p>9227465</text:p>
          </table:table-cell>
          <table:table-cell table:formula="of:=[.AH37]/[.E37]" office:value-type="float" office:value="4.18584614324682" calcext:value-type="float">
            <text:p>4.185846143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9227465" calcext:value-type="float">
            <text:p>9227465</text:p>
          </table:table-cell>
          <table:table-cell table:formula="of:=[.AH37]/[.K37]" office:value-type="float" office:value="3.32851128661246" calcext:value-type="float">
            <text:p>3.328511286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9227465" calcext:value-type="float">
            <text:p>9227465</text:p>
          </table:table-cell>
          <table:table-cell table:formula="of:=[.AH37]/[.Q37]" office:value-type="float" office:value="3.26576192703561" calcext:value-type="float">
            <text:p>3.26576192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9227465" calcext:value-type="float">
            <text:p>9227465</text:p>
          </table:table-cell>
          <table:table-cell table:formula="of:=[.AH37]/[.W37]" office:value-type="float" office:value="1.04258831338728" calcext:value-type="float">
            <text:p>1.042588313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9227465" calcext:value-type="float">
            <text:p>9227465</text:p>
          </table:table-cell>
          <table:table-cell table:formula="of:=[.AH37]/[.AC37]" office:value-type="float" office:value="1.76654977615689" calcext:value-type="float">
            <text:p>1.7665497762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9227465" calcext:value-type="float">
            <text:p>9227465</text:p>
          </table:table-cell>
          <table:table-cell table:formula="of:=[.AH38]/[.E38]" office:value-type="float" office:value="3.85936668671539" calcext:value-type="float">
            <text:p>3.859366686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9227465" calcext:value-type="float">
            <text:p>9227465</text:p>
          </table:table-cell>
          <table:table-cell table:formula="of:=[.AH38]/[.K38]" office:value-type="float" office:value="2.883307302728" calcext:value-type="float">
            <text:p>2.883307302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9227465" calcext:value-type="float">
            <text:p>9227465</text:p>
          </table:table-cell>
          <table:table-cell table:formula="of:=[.AH38]/[.Q38]" office:value-type="float" office:value="1.0369031184338" calcext:value-type="float">
            <text:p>1.036903118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9227465" calcext:value-type="float">
            <text:p>9227465</text:p>
          </table:table-cell>
          <table:table-cell table:formula="of:=[.AH38]/[.W38]" office:value-type="float" office:value="2.09094193146079" calcext:value-type="float">
            <text:p>2.09094193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9227465" calcext:value-type="float">
            <text:p>9227465</text:p>
          </table:table-cell>
          <table:table-cell table:formula="of:=[.AH38]/[.AC38]" office:value-type="float" office:value="0.603603814987877" calcext:value-type="float">
            <text:p>0.603603815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227465" calcext:value-type="float">
            <text:p>9227465</text:p>
          </table:table-cell>
          <table:table-cell table:formula="of:=[.AH39]/[.E39]" office:value-type="float" office:value="4.13079696736976" calcext:value-type="float">
            <text:p>4.130796967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227465" calcext:value-type="float">
            <text:p>9227465</text:p>
          </table:table-cell>
          <table:table-cell table:formula="of:=[.AH39]/[.K39]" office:value-type="float" office:value="0.420994396074741" calcext:value-type="float">
            <text:p>0.420994396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227465" calcext:value-type="float">
            <text:p>9227465</text:p>
          </table:table-cell>
          <table:table-cell table:formula="of:=[.AH39]/[.Q39]" office:value-type="float" office:value="3.03367173992729" calcext:value-type="float">
            <text:p>3.03367173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227465" calcext:value-type="float">
            <text:p>9227465</text:p>
          </table:table-cell>
          <table:table-cell table:formula="of:=[.AH39]/[.W39]" office:value-type="float" office:value="2.12420090214074" calcext:value-type="float">
            <text:p>2.124200902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227465" calcext:value-type="float">
            <text:p>9227465</text:p>
          </table:table-cell>
          <table:table-cell table:formula="of:=[.AH39]/[.AC39]" office:value-type="float" office:value="1.35085522408589" calcext:value-type="float">
            <text:p>1.3508552241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9227465" calcext:value-type="float">
            <text:p>9227465</text:p>
          </table:table-cell>
          <table:table-cell table:formula="of:=[.AH40]/[.E40]" office:value-type="float" office:value="2.82078703609755" calcext:value-type="float">
            <text:p>2.820787036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9227465" calcext:value-type="float">
            <text:p>9227465</text:p>
          </table:table-cell>
          <table:table-cell table:formula="of:=[.AH40]/[.K40]" office:value-type="float" office:value="2.7266842267107" calcext:value-type="float">
            <text:p>2.726684226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9227465" calcext:value-type="float">
            <text:p>9227465</text:p>
          </table:table-cell>
          <table:table-cell table:formula="of:=[.AH40]/[.Q40]" office:value-type="float" office:value="1.58589883898599" calcext:value-type="float">
            <text:p>1.58589883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9227465" calcext:value-type="float">
            <text:p>9227465</text:p>
          </table:table-cell>
          <table:table-cell table:formula="of:=[.AH40]/[.W40]" office:value-type="float" office:value="1.19673936651407" calcext:value-type="float">
            <text:p>1.19673936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9227465" calcext:value-type="float">
            <text:p>9227465</text:p>
          </table:table-cell>
          <table:table-cell table:formula="of:=[.AH40]/[.AC40]" office:value-type="float" office:value="0.778795612085685" calcext:value-type="float">
            <text:p>0.7787956121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9227465" calcext:value-type="float">
            <text:p>9227465</text:p>
          </table:table-cell>
          <table:table-cell table:formula="of:=[.AH41]/[.E41]" office:value-type="float" office:value="3.81782731653918" calcext:value-type="float">
            <text:p>3.81782731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9227465" calcext:value-type="float">
            <text:p>9227465</text:p>
          </table:table-cell>
          <table:table-cell table:formula="of:=[.AH41]/[.K41]" office:value-type="float" office:value="3.64266772601131" calcext:value-type="float">
            <text:p>3.6426677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9227465" calcext:value-type="float">
            <text:p>9227465</text:p>
          </table:table-cell>
          <table:table-cell table:formula="of:=[.AH41]/[.Q41]" office:value-type="float" office:value="2.7685620777951" calcext:value-type="float">
            <text:p>2.76856207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9227465" calcext:value-type="float">
            <text:p>9227465</text:p>
          </table:table-cell>
          <table:table-cell table:formula="of:=[.AH41]/[.W41]" office:value-type="float" office:value="2.23151274825089" calcext:value-type="float">
            <text:p>2.231512748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9227465" calcext:value-type="float">
            <text:p>9227465</text:p>
          </table:table-cell>
          <table:table-cell table:formula="of:=[.AH41]/[.AC41]" office:value-type="float" office:value="0.728159315740267" calcext:value-type="float">
            <text:p>0.7281593157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227465" calcext:value-type="float">
            <text:p>9227465</text:p>
          </table:table-cell>
          <table:table-cell table:formula="of:=[.AH42]/[.E42]" office:value-type="float" office:value="3.05131115991973" calcext:value-type="float">
            <text:p>3.05131115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227465" calcext:value-type="float">
            <text:p>9227465</text:p>
          </table:table-cell>
          <table:table-cell table:formula="of:=[.AH42]/[.K42]" office:value-type="float" office:value="0.63156921892101" calcext:value-type="float">
            <text:p>0.63156921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227465" calcext:value-type="float">
            <text:p>9227465</text:p>
          </table:table-cell>
          <table:table-cell table:formula="of:=[.AH42]/[.Q42]" office:value-type="float" office:value="0.403630430860246" calcext:value-type="float">
            <text:p>0.403630430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227465" calcext:value-type="float">
            <text:p>9227465</text:p>
          </table:table-cell>
          <table:table-cell table:formula="of:=[.AH42]/[.W42]" office:value-type="float" office:value="0.986242329313494" calcext:value-type="float">
            <text:p>0.986242329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227465" calcext:value-type="float">
            <text:p>9227465</text:p>
          </table:table-cell>
          <table:table-cell table:formula="of:=[.AH42]/[.AC42]" office:value-type="float" office:value="2.067902324717" calcext:value-type="float">
            <text:p>2.0679023247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9227465" calcext:value-type="float">
            <text:p>9227465</text:p>
          </table:table-cell>
          <table:table-cell table:formula="of:=[.AH43]/[.E43]" office:value-type="float" office:value="4.11689503782153" calcext:value-type="float">
            <text:p>4.11689503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9227465" calcext:value-type="float">
            <text:p>9227465</text:p>
          </table:table-cell>
          <table:table-cell table:formula="of:=[.AH43]/[.K43]" office:value-type="float" office:value="0.974056161582492" calcext:value-type="float">
            <text:p>0.974056161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9227465" calcext:value-type="float">
            <text:p>9227465</text:p>
          </table:table-cell>
          <table:table-cell table:formula="of:=[.AH43]/[.Q43]" office:value-type="float" office:value="0.635826043890438" calcext:value-type="float">
            <text:p>0.635826043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9227465" calcext:value-type="float">
            <text:p>9227465</text:p>
          </table:table-cell>
          <table:table-cell table:formula="of:=[.AH43]/[.W43]" office:value-type="float" office:value="0.784453583949472" calcext:value-type="float">
            <text:p>0.784453583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9227465" calcext:value-type="float">
            <text:p>9227465</text:p>
          </table:table-cell>
          <table:table-cell table:formula="of:=[.AH43]/[.AC43]" office:value-type="float" office:value="1.37447461779851" calcext:value-type="float">
            <text:p>1.3744746178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9227465" calcext:value-type="float">
            <text:p>9227465</text:p>
          </table:table-cell>
          <table:table-cell table:formula="of:=[.AH44]/[.E44]" office:value-type="float" office:value="4.36642454292657" calcext:value-type="float">
            <text:p>4.366424542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9227465" calcext:value-type="float">
            <text:p>9227465</text:p>
          </table:table-cell>
          <table:table-cell table:formula="of:=[.AH44]/[.K44]" office:value-type="float" office:value="2.53302693222656" calcext:value-type="float">
            <text:p>2.533026932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9227465" calcext:value-type="float">
            <text:p>9227465</text:p>
          </table:table-cell>
          <table:table-cell table:formula="of:=[.AH44]/[.Q44]" office:value-type="float" office:value="0.556053341723452" calcext:value-type="float">
            <text:p>0.556053341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9227465" calcext:value-type="float">
            <text:p>9227465</text:p>
          </table:table-cell>
          <table:table-cell table:formula="of:=[.AH44]/[.W44]" office:value-type="float" office:value="0.599360043108044" calcext:value-type="float">
            <text:p>0.599360043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9227465" calcext:value-type="float">
            <text:p>9227465</text:p>
          </table:table-cell>
          <table:table-cell table:formula="of:=[.AH44]/[.AC44]" office:value-type="float" office:value="0.586337930816302" calcext:value-type="float">
            <text:p>0.5863379308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9227465" calcext:value-type="float">
            <text:p>9227465</text:p>
          </table:table-cell>
          <table:table-cell table:formula="of:=[.AH45]/[.E45]" office:value-type="float" office:value="3.10397324699417" calcext:value-type="float">
            <text:p>3.1039732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9227465" calcext:value-type="float">
            <text:p>9227465</text:p>
          </table:table-cell>
          <table:table-cell table:formula="of:=[.AH45]/[.K45]" office:value-type="float" office:value="1.01096297861901" calcext:value-type="float">
            <text:p>1.010962978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9227465" calcext:value-type="float">
            <text:p>9227465</text:p>
          </table:table-cell>
          <table:table-cell table:formula="of:=[.AH45]/[.Q45]" office:value-type="float" office:value="1.86015519612616" calcext:value-type="float">
            <text:p>1.860155196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9227465" calcext:value-type="float">
            <text:p>9227465</text:p>
          </table:table-cell>
          <table:table-cell table:formula="of:=[.AH45]/[.W45]" office:value-type="float" office:value="1.67663917857419" calcext:value-type="float">
            <text:p>1.676639178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9227465" calcext:value-type="float">
            <text:p>9227465</text:p>
          </table:table-cell>
          <table:table-cell table:formula="of:=[.AH45]/[.AC45]" office:value-type="float" office:value="0.952907826516249" calcext:value-type="float">
            <text:p>0.9529078265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9227465" calcext:value-type="float">
            <text:p>9227465</text:p>
          </table:table-cell>
          <table:table-cell table:formula="of:=[.AH46]/[.E46]" office:value-type="float" office:value="3.26105513242308" calcext:value-type="float">
            <text:p>3.261055132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9227465" calcext:value-type="float">
            <text:p>9227465</text:p>
          </table:table-cell>
          <table:table-cell table:formula="of:=[.AH46]/[.K46]" office:value-type="float" office:value="2.67212225321686" calcext:value-type="float">
            <text:p>2.672122253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9227465" calcext:value-type="float">
            <text:p>9227465</text:p>
          </table:table-cell>
          <table:table-cell table:formula="of:=[.AH46]/[.Q46]" office:value-type="float" office:value="2.465234186651" calcext:value-type="float">
            <text:p>2.465234186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9227465" calcext:value-type="float">
            <text:p>9227465</text:p>
          </table:table-cell>
          <table:table-cell table:formula="of:=[.AH46]/[.W46]" office:value-type="float" office:value="1.78072764951401" calcext:value-type="float">
            <text:p>1.780727649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9227465" calcext:value-type="float">
            <text:p>9227465</text:p>
          </table:table-cell>
          <table:table-cell table:formula="of:=[.AH46]/[.AC46]" office:value-type="float" office:value="1.23904673456392" calcext:value-type="float">
            <text:p>1.2390467346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9227465" calcext:value-type="float">
            <text:p>9227465</text:p>
          </table:table-cell>
          <table:table-cell table:formula="of:=[.AH47]/[.E47]" office:value-type="float" office:value="2.53056236666193" calcext:value-type="float">
            <text:p>2.530562366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9227465" calcext:value-type="float">
            <text:p>9227465</text:p>
          </table:table-cell>
          <table:table-cell table:formula="of:=[.AH47]/[.K47]" office:value-type="float" office:value="2.51085360029895" calcext:value-type="float">
            <text:p>2.510853600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9227465" calcext:value-type="float">
            <text:p>9227465</text:p>
          </table:table-cell>
          <table:table-cell table:formula="of:=[.AH47]/[.Q47]" office:value-type="float" office:value="1.44977074138098" calcext:value-type="float">
            <text:p>1.44977074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9227465" calcext:value-type="float">
            <text:p>9227465</text:p>
          </table:table-cell>
          <table:table-cell table:formula="of:=[.AH47]/[.W47]" office:value-type="float" office:value="0.363065411580637" calcext:value-type="float">
            <text:p>0.363065411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9227465" calcext:value-type="float">
            <text:p>9227465</text:p>
          </table:table-cell>
          <table:table-cell table:formula="of:=[.AH47]/[.AC47]" office:value-type="float" office:value="1.41255294264734" calcext:value-type="float">
            <text:p>1.4125529426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9227465" calcext:value-type="float">
            <text:p>9227465</text:p>
          </table:table-cell>
          <table:table-cell table:formula="of:=[.AH48]/[.E48]" office:value-type="float" office:value="2.66222565705954" calcext:value-type="float">
            <text:p>2.662225657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9227465" calcext:value-type="float">
            <text:p>9227465</text:p>
          </table:table-cell>
          <table:table-cell table:formula="of:=[.AH48]/[.K48]" office:value-type="float" office:value="1.49902063933591" calcext:value-type="float">
            <text:p>1.499020639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9227465" calcext:value-type="float">
            <text:p>9227465</text:p>
          </table:table-cell>
          <table:table-cell table:formula="of:=[.AH48]/[.Q48]" office:value-type="float" office:value="1.41086581600809" calcext:value-type="float">
            <text:p>1.41086581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9227465" calcext:value-type="float">
            <text:p>9227465</text:p>
          </table:table-cell>
          <table:table-cell table:formula="of:=[.AH48]/[.W48]" office:value-type="float" office:value="2.82636517573653" calcext:value-type="float">
            <text:p>2.826365175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9227465" calcext:value-type="float">
            <text:p>9227465</text:p>
          </table:table-cell>
          <table:table-cell table:formula="of:=[.AH48]/[.AC48]" office:value-type="float" office:value="1.31315762809903" calcext:value-type="float">
            <text:p>1.3131576281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227465" calcext:value-type="float">
            <text:p>9227465</text:p>
          </table:table-cell>
          <table:table-cell table:formula="of:=[.AH49]/[.E49]" office:value-type="float" office:value="3.04784808928069" calcext:value-type="float">
            <text:p>3.047848089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227465" calcext:value-type="float">
            <text:p>9227465</text:p>
          </table:table-cell>
          <table:table-cell table:formula="of:=[.AH49]/[.K49]" office:value-type="float" office:value="2.51244699394526" calcext:value-type="float">
            <text:p>2.512446993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227465" calcext:value-type="float">
            <text:p>9227465</text:p>
          </table:table-cell>
          <table:table-cell table:formula="of:=[.AH49]/[.Q49]" office:value-type="float" office:value="2.82878736243241" calcext:value-type="float">
            <text:p>2.828787362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227465" calcext:value-type="float">
            <text:p>9227465</text:p>
          </table:table-cell>
          <table:table-cell table:formula="of:=[.AH49]/[.W49]" office:value-type="float" office:value="1.30813437154574" calcext:value-type="float">
            <text:p>1.30813437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227465" calcext:value-type="float">
            <text:p>9227465</text:p>
          </table:table-cell>
          <table:table-cell table:formula="of:=[.AH49]/[.AC49]" office:value-type="float" office:value="1.28263158892713" calcext:value-type="float">
            <text:p>1.2826315889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9227465" calcext:value-type="float">
            <text:p>9227465</text:p>
          </table:table-cell>
          <table:table-cell table:formula="of:=[.AH50]/[.E50]" office:value-type="float" office:value="1.19983788021184" calcext:value-type="float">
            <text:p>1.199837880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9227465" calcext:value-type="float">
            <text:p>9227465</text:p>
          </table:table-cell>
          <table:table-cell table:formula="of:=[.AH50]/[.K50]" office:value-type="float" office:value="2.3194644413031" calcext:value-type="float">
            <text:p>2.319464441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9227465" calcext:value-type="float">
            <text:p>9227465</text:p>
          </table:table-cell>
          <table:table-cell table:formula="of:=[.AH50]/[.Q50]" office:value-type="float" office:value="1.85902933619835" calcext:value-type="float">
            <text:p>1.859029336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9227465" calcext:value-type="float">
            <text:p>9227465</text:p>
          </table:table-cell>
          <table:table-cell table:formula="of:=[.AH50]/[.W50]" office:value-type="float" office:value="1.84264925426813" calcext:value-type="float">
            <text:p>1.842649254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9227465" calcext:value-type="float">
            <text:p>9227465</text:p>
          </table:table-cell>
          <table:table-cell table:formula="of:=[.AH50]/[.AC50]" office:value-type="float" office:value="1.07994643291718" calcext:value-type="float">
            <text:p>1.0799464329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227465" calcext:value-type="float">
            <text:p>9227465</text:p>
          </table:table-cell>
          <table:table-cell table:formula="of:=[.AH51]/[.E51]" office:value-type="float" office:value="1.34215637514268" calcext:value-type="float">
            <text:p>1.342156375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227465" calcext:value-type="float">
            <text:p>9227465</text:p>
          </table:table-cell>
          <table:table-cell table:formula="of:=[.AH51]/[.K51]" office:value-type="float" office:value="1.43028435076982" calcext:value-type="float">
            <text:p>1.4302843508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227465" calcext:value-type="float">
            <text:p>9227465</text:p>
          </table:table-cell>
          <table:table-cell table:formula="of:=[.AH51]/[.Q51]" office:value-type="float" office:value="1.5299472072041" calcext:value-type="float">
            <text:p>1.5299472072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227465" calcext:value-type="float">
            <text:p>9227465</text:p>
          </table:table-cell>
          <table:table-cell table:formula="of:=[.AH51]/[.W51]" office:value-type="float" office:value="0.8316338003981" calcext:value-type="float">
            <text:p>0.8316338004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227465" calcext:value-type="float">
            <text:p>9227465</text:p>
          </table:table-cell>
          <table:table-cell table:formula="of:=[.AH51]/[.AC51]" office:value-type="float" office:value="0.790757840109333" calcext:value-type="float">
            <text:p>0.7907578401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227465" calcext:value-type="float">
            <text:p>9227465</text:p>
          </table:table-cell>
          <table:table-cell table:formula="of:=[.AH52]/[.E52]" office:value-type="float" office:value="0.458437255902983" calcext:value-type="float">
            <text:p>0.458437255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227465" calcext:value-type="float">
            <text:p>9227465</text:p>
          </table:table-cell>
          <table:table-cell table:formula="of:=[.AH52]/[.K52]" office:value-type="float" office:value="1.23722262529125" calcext:value-type="float">
            <text:p>1.237222625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227465" calcext:value-type="float">
            <text:p>9227465</text:p>
          </table:table-cell>
          <table:table-cell table:formula="of:=[.AH52]/[.Q52]" office:value-type="float" office:value="1.18035200208738" calcext:value-type="float">
            <text:p>1.180352002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227465" calcext:value-type="float">
            <text:p>9227465</text:p>
          </table:table-cell>
          <table:table-cell table:formula="of:=[.AH52]/[.W52]" office:value-type="float" office:value="0.776214365830146" calcext:value-type="float">
            <text:p>0.776214365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227465" calcext:value-type="float">
            <text:p>9227465</text:p>
          </table:table-cell>
          <table:table-cell table:formula="of:=[.AH52]/[.AC52]" office:value-type="float" office:value="1.08356367471929" calcext:value-type="float">
            <text:p>1.0835636747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9227465" calcext:value-type="float">
            <text:p>9227465</text:p>
          </table:table-cell>
          <table:table-cell table:formula="of:=[.AH53]/[.E53]" office:value-type="float" office:value="0.315980176891006" calcext:value-type="float">
            <text:p>0.315980176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9227465" calcext:value-type="float">
            <text:p>9227465</text:p>
          </table:table-cell>
          <table:table-cell table:formula="of:=[.AH53]/[.K53]" office:value-type="float" office:value="0.813154975205136" calcext:value-type="float">
            <text:p>0.813154975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9227465" calcext:value-type="float">
            <text:p>9227465</text:p>
          </table:table-cell>
          <table:table-cell table:formula="of:=[.AH53]/[.Q53]" office:value-type="float" office:value="0.834321854330789" calcext:value-type="float">
            <text:p>0.834321854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9227465" calcext:value-type="float">
            <text:p>9227465</text:p>
          </table:table-cell>
          <table:table-cell table:formula="of:=[.AH53]/[.W53]" office:value-type="float" office:value="0.415497413327971" calcext:value-type="float">
            <text:p>0.41549741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9227465" calcext:value-type="float">
            <text:p>9227465</text:p>
          </table:table-cell>
          <table:table-cell table:formula="of:=[.AH53]/[.AC53]" office:value-type="float" office:value="0.409044127608915" calcext:value-type="float">
            <text:p>0.4090441276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table:formula="of:=[.AH54]/[.E54]" office:value-type="float" office:value="0.359166459936228" calcext:value-type="float">
            <text:p>0.35916645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table:formula="of:=[.AH54]/[.K54]" office:value-type="float" office:value="0.561422664140432" calcext:value-type="float">
            <text:p>0.56142266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table:formula="of:=[.AH54]/[.Q54]" office:value-type="float" office:value="0.541369485204152" calcext:value-type="float">
            <text:p>0.541369485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table:formula="of:=[.AH54]/[.W54]" office:value-type="float" office:value="0.545497332292289" calcext:value-type="float">
            <text:p>0.54549733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table:formula="of:=[.AH54]/[.AC54]" office:value-type="float" office:value="0.473806338279282" calcext:value-type="float">
            <text:p>0.4738063383</text:p>
          </table:table-cell>
          <table:table-cell table:number-columns-repeated="5"/>
        </table:table-row>
        <table:table-row table:style-name="ro1" table:number-rows-repeated="18">
          <table:table-cell table:number-columns-repeated="34"/>
        </table:table-row>
        <table:table-row table:style-name="ro2" table:number-rows-repeated="2">
          <table:table-cell table:number-columns-repeated="34"/>
        </table:table-row>
        <table:table-row table:style-name="ro1" table:number-rows-repeated="3">
          <table:table-cell table:number-columns-repeated="34"/>
        </table:table-row>
        <table:table-row table:style-name="ro2">
          <table:table-cell table:number-columns-repeated="34"/>
        </table:table-row>
        <table:table-row table:style-name="ro1" table:number-rows-repeated="2">
          <table:table-cell table:number-columns-repeated="34"/>
        </table:table-row>
        <table:table-row table:style-name="ro2">
          <table:table-cell table:number-columns-repeated="34"/>
        </table:table-row>
        <table:table-row table:style-name="ro1" table:number-rows-repeated="6">
          <table:table-cell table:number-columns-repeated="34"/>
        </table:table-row>
        <table:table-row table:style-name="ro2" table:number-rows-repeated="2">
          <table:table-cell table:number-columns-repeated="34"/>
        </table:table-row>
        <table:table-row table:style-name="ro1">
          <table:table-cell table:number-columns-repeated="34"/>
        </table:table-row>
        <table:table-row table:style-name="ro2">
          <table:table-cell table:number-columns-repeated="34"/>
        </table:table-row>
        <table:table-row table:style-name="ro1" table:number-rows-repeated="2">
          <table:table-cell table:number-columns-repeated="34"/>
        </table:table-row>
        <table:table-row table:style-name="ro2">
          <table:table-cell table:number-columns-repeated="34"/>
        </table:table-row>
        <table:table-row table:style-name="ro1" table:number-rows-repeated="2">
          <table:table-cell table:number-columns-repeated="34"/>
        </table:table-row>
        <table:table-row table:style-name="ro2">
          <table:table-cell table:number-columns-repeated="34"/>
        </table:table-row>
        <table:table-row table:style-name="ro1" table:number-rows-repeated="14">
          <table:table-cell table:number-columns-repeated="34"/>
        </table:table-row>
        <table:table-row table:style-name="ro2">
          <table:table-cell table:number-columns-repeated="34"/>
        </table:table-row>
        <table:table-row table:style-name="ro1" table:number-rows-repeated="1048426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 style:data-style-name="N2" text:time-value="13:49:00.709216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8:19:38.032716995</meta:creation-date>
    <dc:date>2015-09-13T13:51:06.549536373</dc:date>
    <meta:editing-duration>PT4H5M16S</meta:editing-duration>
    <meta:editing-cycles>34</meta:editing-cycles>
    <meta:generator>LibreOffice/4.2.7.2$Linux_X86_64 LibreOffice_project/420m0$Build-2</meta:generator>
    <dc:creator>Farmer </dc:creator>
    <meta:document-statistic meta:table-count="1" meta:cell-count="19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65cm" svg:height="10.819cm" xlink:href=".." xlink:type="simple" chart:class="chart:line" chart:style-name="ch1">
        <chart:plot-area chart:style-name="ch2" table:cell-range-address="Sheet1.C20:Sheet1.C54 Sheet1.A1:Sheet1.A1 Sheet1.AH20:Sheet1.AH54 Sheet1.Y56:Sheet1.Y56 Sheet1.AC20:Sheet1.AC54 Sheet1.G56:Sheet1.G56 Sheet1.K20:Sheet1.K54 Sheet1.M56:Sheet1.M56 Sheet1.Q20:Sheet1.Q54 Sheet1.S56:Sheet1.S56 Sheet1.W20:Sheet1.W54 Sheet1.A56:Sheet1.A56 Sheet1.E20:Sheet1.E54" chart:data-source-has-labels="both" svg:x="1.336cm" svg:y="0.216cm" svg:width="16.858cm" svg:height="9.452cm">
          <chartooo:coordinate-region svg:x="2.222cm" svg:y="0.389cm" svg:width="15.838cm" svg:height="8.738cm"/>
          <chart:axis chart:dimension="x" chart:name="primary-x" chart:style-name="ch3" chartooo:axis-type="auto">
            <chartooo:date-scale/>
            <chart:title svg:x="9.634cm" svg:y="9.884cm" chart:style-name="ch4">
              <text:p>c</text:p>
            </chart:title>
            <chart:categories table:cell-range-address="Sheet1.C20:Sheet1.C54"/>
          </chart:axis>
          <chart:axis chart:dimension="y" chart:name="primary-y" chart:style-name="ch5">
            <chart:title svg:x="0.451cm" svg:y="5.999cm" chart:style-name="ch6">
              <text:p>fib 35 32 c (ms)</text:p>
            </chart:title>
          </chart:axis>
          <chart:series chart:style-name="ch7" chart:values-cell-range-address="Sheet1.AH20:Sheet1.AH54" chart:label-cell-address="Sheet1.A1:Sheet1.A1" chart:class="chart:line">
            <chart:data-point chart:repeated="35"/>
          </chart:series>
          <chart:series chart:style-name="ch8" chart:values-cell-range-address="Sheet1.AC20:Sheet1.AC54" chart:label-cell-address="Sheet1.Y56:Sheet1.Y56" chart:class="chart:line">
            <chart:data-point chart:repeated="35"/>
          </chart:series>
          <chart:series chart:style-name="ch9" chart:values-cell-range-address="Sheet1.K20:Sheet1.K54" chart:label-cell-address="Sheet1.G56:Sheet1.G56" chart:class="chart:line">
            <chart:data-point chart:repeated="35"/>
          </chart:series>
          <chart:series chart:style-name="ch10" chart:values-cell-range-address="Sheet1.Q20:Sheet1.Q54" chart:label-cell-address="Sheet1.M56:Sheet1.M56" chart:class="chart:line">
            <chart:data-point chart:repeated="35"/>
          </chart:series>
          <chart:series chart:style-name="ch11" chart:values-cell-range-address="Sheet1.W20:Sheet1.W54" chart:label-cell-address="Sheet1.S56:Sheet1.S56" chart:class="chart:line">
            <chart:data-point chart:repeated="35"/>
          </chart:series>
          <chart:series chart:style-name="ch12" chart:values-cell-range-address="Sheet1.E20:Sheet1.E54" chart:label-cell-address="Sheet1.A56:Sheet1.A56" chart:class="chart:line">
            <chart:data-point chart:repeated="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_serial</text:p>
                <draw:g>
                  <svg:desc>Sheet1.A1:Sheet1.A1</svg:desc>
                </draw:g>
              </table:table-cell>
              <table:table-cell office:value-type="string">
                <text:p>fib_cutoff_omp_none</text:p>
                <draw:g>
                  <svg:desc>Sheet1.Y56:Sheet1.Y56</svg:desc>
                </draw:g>
              </table:table-cell>
              <table:table-cell office:value-type="string">
                <text:p>fib_cutoff_omp_compact</text:p>
                <draw:g>
                  <svg:desc>Sheet1.G56:Sheet1.G56</svg:desc>
                </draw:g>
              </table:table-cell>
              <table:table-cell office:value-type="string">
                <text:p>fib_cutoff_omp_scatter</text:p>
                <draw:g>
                  <svg:desc>Sheet1.M56:Sheet1.M56</svg:desc>
                </draw:g>
              </table:table-cell>
              <table:table-cell office:value-type="string">
                <text:p>fib_cutoff_omp_balanced</text:p>
                <draw:g>
                  <svg:desc>Sheet1.S56:Sheet1.S56</svg:desc>
                </draw:g>
              </table:table-cell>
              <table:table-cell office:value-type="string">
                <text:p>fib_cutoff_cilk</text:p>
                <draw:g>
                  <svg:desc>Sheet1.A56:Sheet1.A5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20:Sheet1.C54</svg:desc>
                </draw:g>
              </table:table-cell>
              <table:table-cell office:value-type="float" office:value="73.393584">
                <text:p>73.393584</text:p>
                <draw:g>
                  <svg:desc>Sheet1.AH20:Sheet1.AH54</svg:desc>
                </draw:g>
              </table:table-cell>
              <table:table-cell office:value-type="float" office:value="861.193445">
                <text:p>861.193445</text:p>
                <draw:g>
                  <svg:desc>Sheet1.AC20:Sheet1.AC54</svg:desc>
                </draw:g>
              </table:table-cell>
              <table:table-cell office:value-type="float" office:value="751.897269">
                <text:p>751.897269</text:p>
                <draw:g>
                  <svg:desc>Sheet1.K20:Sheet1.K54</svg:desc>
                </draw:g>
              </table:table-cell>
              <table:table-cell office:value-type="float" office:value="829.599846">
                <text:p>829.599846</text:p>
                <draw:g>
                  <svg:desc>Sheet1.Q20:Sheet1.Q54</svg:desc>
                </draw:g>
              </table:table-cell>
              <table:table-cell office:value-type="float" office:value="804.443163">
                <text:p>804.443163</text:p>
                <draw:g>
                  <svg:desc>Sheet1.W20:Sheet1.W54</svg:desc>
                </draw:g>
              </table:table-cell>
              <table:table-cell office:value-type="float" office:value="71.85116">
                <text:p>71.85116</text:p>
                <draw:g>
                  <svg:desc>Sheet1.E20:Sheet1.E5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810.760864">
                <text:p>810.760864</text:p>
              </table:table-cell>
              <table:table-cell office:value-type="float" office:value="777.140526">
                <text:p>777.140526</text:p>
              </table:table-cell>
              <table:table-cell office:value-type="float" office:value="848.070691">
                <text:p>848.070691</text:p>
              </table:table-cell>
              <table:table-cell office:value-type="float" office:value="778.921799">
                <text:p>778.921799</text:p>
              </table:table-cell>
              <table:table-cell office:value-type="float" office:value="71.719941">
                <text:p>71.719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669.494513">
                <text:p>669.494513</text:p>
              </table:table-cell>
              <table:table-cell office:value-type="float" office:value="459.680804">
                <text:p>459.680804</text:p>
              </table:table-cell>
              <table:table-cell office:value-type="float" office:value="484.707022">
                <text:p>484.707022</text:p>
              </table:table-cell>
              <table:table-cell office:value-type="float" office:value="522.564029">
                <text:p>522.564029</text:p>
              </table:table-cell>
              <table:table-cell office:value-type="float" office:value="53.913989">
                <text:p>53.913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289.597617">
                <text:p>289.597617</text:p>
              </table:table-cell>
              <table:table-cell office:value-type="float" office:value="280.315035">
                <text:p>280.315035</text:p>
              </table:table-cell>
              <table:table-cell office:value-type="float" office:value="302.014928">
                <text:p>302.014928</text:p>
              </table:table-cell>
              <table:table-cell office:value-type="float" office:value="372.238093">
                <text:p>372.238093</text:p>
              </table:table-cell>
              <table:table-cell office:value-type="float" office:value="41.131485">
                <text:p>41.13148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3.393584">
                <text:p>73.393584</text:p>
              </table:table-cell>
              <table:table-cell office:value-type="float" office:value="324.766974">
                <text:p>324.766974</text:p>
              </table:table-cell>
              <table:table-cell office:value-type="float" office:value="290.770651">
                <text:p>290.770651</text:p>
              </table:table-cell>
              <table:table-cell office:value-type="float" office:value="296.950536">
                <text:p>296.950536</text:p>
              </table:table-cell>
              <table:table-cell office:value-type="float" office:value="211.461017">
                <text:p>211.461017</text:p>
              </table:table-cell>
              <table:table-cell office:value-type="float" office:value="28.243064">
                <text:p>28.243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213.535664">
                <text:p>213.535664</text:p>
              </table:table-cell>
              <table:table-cell office:value-type="float" office:value="121.788068">
                <text:p>121.788068</text:p>
              </table:table-cell>
              <table:table-cell office:value-type="float" office:value="121.54269">
                <text:p>121.54269</text:p>
              </table:table-cell>
              <table:table-cell office:value-type="float" office:value="238.366089">
                <text:p>238.366089</text:p>
              </table:table-cell>
              <table:table-cell office:value-type="float" office:value="44.502307">
                <text:p>44.502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145.363526">
                <text:p>145.363526</text:p>
              </table:table-cell>
              <table:table-cell office:value-type="float" office:value="137.195738">
                <text:p>137.195738</text:p>
              </table:table-cell>
              <table:table-cell office:value-type="float" office:value="192.467471">
                <text:p>192.467471</text:p>
              </table:table-cell>
              <table:table-cell office:value-type="float" office:value="203.957523">
                <text:p>203.957523</text:p>
              </table:table-cell>
              <table:table-cell office:value-type="float" office:value="21.857252">
                <text:p>21.857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101.495869">
                <text:p>101.495869</text:p>
              </table:table-cell>
              <table:table-cell office:value-type="float" office:value="135.168161">
                <text:p>135.168161</text:p>
              </table:table-cell>
              <table:table-cell office:value-type="float" office:value="123.502288">
                <text:p>123.502288</text:p>
              </table:table-cell>
              <table:table-cell office:value-type="float" office:value="153.704674">
                <text:p>153.704674</text:p>
              </table:table-cell>
              <table:table-cell office:value-type="float" office:value="20.012526">
                <text:p>20.012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171.778188">
                <text:p>171.778188</text:p>
              </table:table-cell>
              <table:table-cell office:value-type="float" office:value="50.410995">
                <text:p>50.410995</text:p>
              </table:table-cell>
              <table:table-cell office:value-type="float" office:value="94.454417">
                <text:p>94.454417</text:p>
              </table:table-cell>
              <table:table-cell office:value-type="float" office:value="80.476359">
                <text:p>80.476359</text:p>
              </table:table-cell>
              <table:table-cell office:value-type="float" office:value="17.608471">
                <text:p>17.6084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3.393584">
                <text:p>73.393584</text:p>
              </table:table-cell>
              <table:table-cell office:value-type="float" office:value="130.428705">
                <text:p>130.428705</text:p>
              </table:table-cell>
              <table:table-cell office:value-type="float" office:value="44.47744">
                <text:p>44.47744</text:p>
              </table:table-cell>
              <table:table-cell office:value-type="float" office:value="107.733025">
                <text:p>107.733025</text:p>
              </table:table-cell>
              <table:table-cell office:value-type="float" office:value="172.388458">
                <text:p>172.388458</text:p>
              </table:table-cell>
              <table:table-cell office:value-type="float" office:value="27.725904">
                <text:p>27.7259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78.510738">
                <text:p>78.510738</text:p>
              </table:table-cell>
              <table:table-cell office:value-type="float" office:value="97.00142">
                <text:p>97.00142</text:p>
              </table:table-cell>
              <table:table-cell office:value-type="float" office:value="195.07924">
                <text:p>195.07924</text:p>
              </table:table-cell>
              <table:table-cell office:value-type="float" office:value="106.505066">
                <text:p>106.505066</text:p>
              </table:table-cell>
              <table:table-cell office:value-type="float" office:value="18.192971">
                <text:p>18.192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107.240434">
                <text:p>107.240434</text:p>
              </table:table-cell>
              <table:table-cell office:value-type="float" office:value="105.259133">
                <text:p>105.259133</text:p>
              </table:table-cell>
              <table:table-cell office:value-type="float" office:value="39.184692">
                <text:p>39.184692</text:p>
              </table:table-cell>
              <table:table-cell office:value-type="float" office:value="121.996226">
                <text:p>121.996226</text:p>
              </table:table-cell>
              <table:table-cell office:value-type="float" office:value="22.913435">
                <text:p>22.913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110.36844">
                <text:p>110.36844</text:p>
              </table:table-cell>
              <table:table-cell office:value-type="float" office:value="69.753733">
                <text:p>69.753733</text:p>
              </table:table-cell>
              <table:table-cell office:value-type="float" office:value="34.648138">
                <text:p>34.648138</text:p>
              </table:table-cell>
              <table:table-cell office:value-type="float" office:value="91.822838">
                <text:p>91.822838</text:p>
              </table:table-cell>
              <table:table-cell office:value-type="float" office:value="19.257433">
                <text:p>19.257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76.260354">
                <text:p>76.260354</text:p>
              </table:table-cell>
              <table:table-cell office:value-type="float" office:value="116.194619">
                <text:p>116.194619</text:p>
              </table:table-cell>
              <table:table-cell office:value-type="float" office:value="40.463137">
                <text:p>40.463137</text:p>
              </table:table-cell>
              <table:table-cell office:value-type="float" office:value="108.502755">
                <text:p>108.502755</text:p>
              </table:table-cell>
              <table:table-cell office:value-type="float" office:value="23.110656">
                <text:p>23.11065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3.393584">
                <text:p>73.393584</text:p>
              </table:table-cell>
              <table:table-cell office:value-type="float" office:value="53.324215">
                <text:p>53.324215</text:p>
              </table:table-cell>
              <table:table-cell office:value-type="float" office:value="115.095865">
                <text:p>115.095865</text:p>
              </table:table-cell>
              <table:table-cell office:value-type="float" office:value="25.799897">
                <text:p>25.799897</text:p>
              </table:table-cell>
              <table:table-cell office:value-type="float" office:value="71.239365">
                <text:p>71.239365</text:p>
              </table:table-cell>
              <table:table-cell office:value-type="float" office:value="25.964368">
                <text:p>25.964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118.318576">
                <text:p>118.318576</text:p>
              </table:table-cell>
              <table:table-cell office:value-type="float" office:value="24.32458">
                <text:p>24.32458</text:p>
              </table:table-cell>
              <table:table-cell office:value-type="float" office:value="27.023048">
                <text:p>27.023048</text:p>
              </table:table-cell>
              <table:table-cell office:value-type="float" office:value="52.673734">
                <text:p>52.673734</text:p>
              </table:table-cell>
              <table:table-cell office:value-type="float" office:value="33.711007">
                <text:p>33.711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29.850797">
                <text:p>29.850797</text:p>
              </table:table-cell>
              <table:table-cell office:value-type="float" office:value="39.817768">
                <text:p>39.817768</text:p>
              </table:table-cell>
              <table:table-cell office:value-type="float" office:value="26.414488">
                <text:p>26.414488</text:p>
              </table:table-cell>
              <table:table-cell office:value-type="float" office:value="66.896377">
                <text:p>66.896377</text:p>
              </table:table-cell>
              <table:table-cell office:value-type="float" office:value="23.377391">
                <text:p>23.377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41.546287">
                <text:p>41.546287</text:p>
              </table:table-cell>
              <table:table-cell office:value-type="float" office:value="22.049973">
                <text:p>22.049973</text:p>
              </table:table-cell>
              <table:table-cell office:value-type="float" office:value="22.473648">
                <text:p>22.473648</text:p>
              </table:table-cell>
              <table:table-cell office:value-type="float" office:value="70.395556">
                <text:p>70.395556</text:p>
              </table:table-cell>
              <table:table-cell office:value-type="float" office:value="17.533751">
                <text:p>17.533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121.592313">
                <text:p>121.592313</text:p>
              </table:table-cell>
              <table:table-cell office:value-type="float" office:value="25.454652">
                <text:p>25.454652</text:p>
              </table:table-cell>
              <table:table-cell office:value-type="float" office:value="70.781525">
                <text:p>70.781525</text:p>
              </table:table-cell>
              <table:table-cell office:value-type="float" office:value="35.100728">
                <text:p>35.100728</text:p>
              </table:table-cell>
              <table:table-cell office:value-type="float" office:value="19.017002">
                <text:p>19.0170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3.393584">
                <text:p>73.393584</text:p>
              </table:table-cell>
              <table:table-cell office:value-type="float" office:value="54.331199">
                <text:p>54.331199</text:p>
              </table:table-cell>
              <table:table-cell office:value-type="float" office:value="174.333874">
                <text:p>174.333874</text:p>
              </table:table-cell>
              <table:table-cell office:value-type="float" office:value="24.192988">
                <text:p>24.192988</text:p>
              </table:table-cell>
              <table:table-cell office:value-type="float" office:value="34.55115">
                <text:p>34.55115</text:p>
              </table:table-cell>
              <table:table-cell office:value-type="float" office:value="17.767415">
                <text:p>17.767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94.239853">
                <text:p>94.239853</text:p>
              </table:table-cell>
              <table:table-cell office:value-type="float" office:value="26.916789">
                <text:p>26.916789</text:p>
              </table:table-cell>
              <table:table-cell office:value-type="float" office:value="46.278856">
                <text:p>46.278856</text:p>
              </table:table-cell>
              <table:table-cell office:value-type="float" office:value="61.32796">
                <text:p>61.32796</text:p>
              </table:table-cell>
              <table:table-cell office:value-type="float" office:value="26.018832">
                <text:p>26.018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100.793305">
                <text:p>100.793305</text:p>
              </table:table-cell>
              <table:table-cell office:value-type="float" office:value="20.148306">
                <text:p>20.148306</text:p>
              </table:table-cell>
              <table:table-cell office:value-type="float" office:value="26.50964">
                <text:p>26.50964</text:p>
              </table:table-cell>
              <table:table-cell office:value-type="float" office:value="32.88961">
                <text:p>32.88961</text:p>
              </table:table-cell>
              <table:table-cell office:value-type="float" office:value="19.223914">
                <text:p>19.223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35.491804">
                <text:p>35.491804</text:p>
              </table:table-cell>
              <table:table-cell office:value-type="float" office:value="116.208298">
                <text:p>116.208298</text:p>
              </table:table-cell>
              <table:table-cell office:value-type="float" office:value="181.833624">
                <text:p>181.833624</text:p>
              </table:table-cell>
              <table:table-cell office:value-type="float" office:value="74.417394">
                <text:p>74.417394</text:p>
              </table:table-cell>
              <table:table-cell office:value-type="float" office:value="24.05313">
                <text:p>24.0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53.397555">
                <text:p>53.397555</text:p>
              </table:table-cell>
              <table:table-cell office:value-type="float" office:value="75.348411">
                <text:p>75.348411</text:p>
              </table:table-cell>
              <table:table-cell office:value-type="float" office:value="115.430289">
                <text:p>115.430289</text:p>
              </table:table-cell>
              <table:table-cell office:value-type="float" office:value="93.560136">
                <text:p>93.560136</text:p>
              </table:table-cell>
              <table:table-cell office:value-type="float" office:value="17.827412">
                <text:p>17.82741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3.393584">
                <text:p>73.393584</text:p>
              </table:table-cell>
              <table:table-cell office:value-type="float" office:value="125.17284">
                <text:p>125.17284</text:p>
              </table:table-cell>
              <table:table-cell office:value-type="float" office:value="28.974656">
                <text:p>28.974656</text:p>
              </table:table-cell>
              <table:table-cell office:value-type="float" office:value="131.990186">
                <text:p>131.990186</text:p>
              </table:table-cell>
              <table:table-cell office:value-type="float" office:value="122.453248">
                <text:p>122.453248</text:p>
              </table:table-cell>
              <table:table-cell office:value-type="float" office:value="16.808623">
                <text:p>16.808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77.020654">
                <text:p>77.020654</text:p>
              </table:table-cell>
              <table:table-cell office:value-type="float" office:value="72.597697">
                <text:p>72.597697</text:p>
              </table:table-cell>
              <table:table-cell office:value-type="float" office:value="39.455624">
                <text:p>39.455624</text:p>
              </table:table-cell>
              <table:table-cell office:value-type="float" office:value="43.774227">
                <text:p>43.774227</text:p>
              </table:table-cell>
              <table:table-cell office:value-type="float" office:value="23.645044">
                <text:p>23.645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59.233911">
                <text:p>59.233911</text:p>
              </table:table-cell>
              <table:table-cell office:value-type="float" office:value="27.466402">
                <text:p>27.466402</text:p>
              </table:table-cell>
              <table:table-cell office:value-type="float" office:value="29.771445">
                <text:p>29.771445</text:p>
              </table:table-cell>
              <table:table-cell office:value-type="float" office:value="41.215502">
                <text:p>41.215502</text:p>
              </table:table-cell>
              <table:table-cell office:value-type="float" office:value="22.506085">
                <text:p>22.506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51.958112">
                <text:p>51.958112</text:p>
              </table:table-cell>
              <table:table-cell office:value-type="float" office:value="29.230531">
                <text:p>29.230531</text:p>
              </table:table-cell>
              <table:table-cell office:value-type="float" office:value="50.624269">
                <text:p>50.624269</text:p>
              </table:table-cell>
              <table:table-cell office:value-type="float" office:value="202.149755">
                <text:p>202.149755</text:p>
              </table:table-cell>
              <table:table-cell office:value-type="float" office:value="29.002875">
                <text:p>29.002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55.890917">
                <text:p>55.890917</text:p>
              </table:table-cell>
              <table:table-cell office:value-type="float" office:value="48.961023">
                <text:p>48.961023</text:p>
              </table:table-cell>
              <table:table-cell office:value-type="float" office:value="52.020244">
                <text:p>52.020244</text:p>
              </table:table-cell>
              <table:table-cell office:value-type="float" office:value="25.967481">
                <text:p>25.967481</text:p>
              </table:table-cell>
              <table:table-cell office:value-type="float" office:value="27.568506">
                <text:p>27.5685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3.393584">
                <text:p>73.393584</text:p>
              </table:table-cell>
              <table:table-cell office:value-type="float" office:value="57.221095">
                <text:p>57.221095</text:p>
              </table:table-cell>
              <table:table-cell office:value-type="float" office:value="29.211993">
                <text:p>29.211993</text:p>
              </table:table-cell>
              <table:table-cell office:value-type="float" office:value="25.945246">
                <text:p>25.945246</text:p>
              </table:table-cell>
              <table:table-cell office:value-type="float" office:value="56.105539">
                <text:p>56.105539</text:p>
              </table:table-cell>
              <table:table-cell office:value-type="float" office:value="24.08046">
                <text:p>24.08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67.960393">
                <text:p>67.960393</text:p>
              </table:table-cell>
              <table:table-cell office:value-type="float" office:value="31.64247">
                <text:p>31.64247</text:p>
              </table:table-cell>
              <table:table-cell office:value-type="float" office:value="39.479519">
                <text:p>39.479519</text:p>
              </table:table-cell>
              <table:table-cell office:value-type="float" office:value="39.830469">
                <text:p>39.830469</text:p>
              </table:table-cell>
              <table:table-cell office:value-type="float" office:value="61.169584">
                <text:p>61.169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92.814235">
                <text:p>92.814235</text:p>
              </table:table-cell>
              <table:table-cell office:value-type="float" office:value="51.313981">
                <text:p>51.313981</text:p>
              </table:table-cell>
              <table:table-cell office:value-type="float" office:value="47.971318">
                <text:p>47.971318</text:p>
              </table:table-cell>
              <table:table-cell office:value-type="float" office:value="88.252286">
                <text:p>88.252286</text:p>
              </table:table-cell>
              <table:table-cell office:value-type="float" office:value="54.683333">
                <text:p>54.68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67.733522">
                <text:p>67.733522</text:p>
              </table:table-cell>
              <table:table-cell office:value-type="float" office:value="59.321243">
                <text:p>59.321243</text:p>
              </table:table-cell>
              <table:table-cell office:value-type="float" office:value="62.179404">
                <text:p>62.179404</text:p>
              </table:table-cell>
              <table:table-cell office:value-type="float" office:value="94.553241">
                <text:p>94.553241</text:p>
              </table:table-cell>
              <table:table-cell office:value-type="float" office:value="160.095156">
                <text:p>160.09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179.427057">
                <text:p>179.427057</text:p>
              </table:table-cell>
              <table:table-cell office:value-type="float" office:value="90.257806">
                <text:p>90.257806</text:p>
              </table:table-cell>
              <table:table-cell office:value-type="float" office:value="87.967951">
                <text:p>87.967951</text:p>
              </table:table-cell>
              <table:table-cell office:value-type="float" office:value="176.640291">
                <text:p>176.640291</text:p>
              </table:table-cell>
              <table:table-cell office:value-type="float" office:value="232.272748">
                <text:p>232.27274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3.393584">
                <text:p>73.393584</text:p>
              </table:table-cell>
              <table:table-cell office:value-type="float" office:value="154.902073">
                <text:p>154.902073</text:p>
              </table:table-cell>
              <table:table-cell office:value-type="float" office:value="130.727861">
                <text:p>130.727861</text:p>
              </table:table-cell>
              <table:table-cell office:value-type="float" office:value="135.570227">
                <text:p>135.570227</text:p>
              </table:table-cell>
              <table:table-cell office:value-type="float" office:value="134.54435">
                <text:p>134.54435</text:p>
              </table:table-cell>
              <table:table-cell office:value-type="float" office:value="204.344203">
                <text:p>204.344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65cm" svg:height="10.819cm" xlink:href=".." xlink:type="simple" chart:class="chart:line" chart:style-name="ch1">
        <chart:plot-area chart:style-name="ch2" table:cell-range-address="Sheet1.C20:Sheet1.C54 Sheet1.Y56:Sheet1.Y56 Sheet1.AC57:Sheet1.AC91 Sheet1.G56:Sheet1.G56 Sheet1.K57:Sheet1.K91 Sheet1.M56:Sheet1.M56 Sheet1.Q57:Sheet1.Q91 Sheet1.S56:Sheet1.S56 Sheet1.W57:Sheet1.W91 Sheet1.A56:Sheet1.A56 Sheet1.E57:Sheet1.E91" chart:data-source-has-labels="both" svg:x="1.336cm" svg:y="0.216cm" svg:width="16.858cm" svg:height="9.452cm">
          <chartooo:coordinate-region svg:x="1.984cm" svg:y="0.389cm" svg:width="16.076cm" svg:height="8.738cm"/>
          <chart:axis chart:dimension="x" chart:name="primary-x" chart:style-name="ch3" chartooo:axis-type="auto">
            <chartooo:date-scale/>
            <chart:title svg:x="9.634cm" svg:y="9.884cm" chart:style-name="ch4">
              <text:p>c</text:p>
            </chart:title>
            <chart:categories table:cell-range-address="Sheet1.C20:Sheet1.C54"/>
          </chart:axis>
          <chart:axis chart:dimension="y" chart:name="primary-y" chart:style-name="ch5">
            <chart:title svg:x="0.451cm" svg:y="5.655cm" chart:style-name="ch6">
              <text:p>fib 35 32 c</text:p>
            </chart:title>
          </chart:axis>
          <chart:series chart:style-name="ch7" chart:values-cell-range-address="Sheet1.AC57:Sheet1.AC91" chart:label-cell-address="Sheet1.Y56:Sheet1.Y56" chart:class="chart:line">
            <chart:data-point chart:repeated="35"/>
          </chart:series>
          <chart:series chart:style-name="ch8" chart:values-cell-range-address="Sheet1.K57:Sheet1.K91" chart:label-cell-address="Sheet1.G56:Sheet1.G56" chart:class="chart:line">
            <chart:data-point chart:repeated="35"/>
          </chart:series>
          <chart:series chart:style-name="ch9" chart:values-cell-range-address="Sheet1.Q57:Sheet1.Q91" chart:label-cell-address="Sheet1.M56:Sheet1.M56" chart:class="chart:line">
            <chart:data-point chart:repeated="35"/>
          </chart:series>
          <chart:series chart:style-name="ch10" chart:values-cell-range-address="Sheet1.W57:Sheet1.W91" chart:label-cell-address="Sheet1.S56:Sheet1.S56" chart:class="chart:line">
            <chart:data-point chart:repeated="35"/>
          </chart:series>
          <chart:series chart:style-name="ch11" chart:values-cell-range-address="Sheet1.E57:Sheet1.E91" chart:label-cell-address="Sheet1.A56:Sheet1.A56" chart:class="chart:line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_cutoff_omp_none</text:p>
                <draw:g>
                  <svg:desc>Sheet1.Y56:Sheet1.Y56</svg:desc>
                </draw:g>
              </table:table-cell>
              <table:table-cell office:value-type="string">
                <text:p>fib_cutoff_omp_compact</text:p>
                <draw:g>
                  <svg:desc>Sheet1.G56:Sheet1.G56</svg:desc>
                </draw:g>
              </table:table-cell>
              <table:table-cell office:value-type="string">
                <text:p>fib_cutoff_omp_scatter</text:p>
                <draw:g>
                  <svg:desc>Sheet1.M56:Sheet1.M56</svg:desc>
                </draw:g>
              </table:table-cell>
              <table:table-cell office:value-type="string">
                <text:p>fib_cutoff_omp_balanced</text:p>
                <draw:g>
                  <svg:desc>Sheet1.S56:Sheet1.S56</svg:desc>
                </draw:g>
              </table:table-cell>
              <table:table-cell office:value-type="string">
                <text:p>fib_cutoff_cilk</text:p>
                <draw:g>
                  <svg:desc>Sheet1.A56:Sheet1.A5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20:Sheet1.C54</svg:desc>
                </draw:g>
              </table:table-cell>
              <table:table-cell office:value-type="float" office:value="0.0852231103547241">
                <text:p>0.0852231103547241</text:p>
                <draw:g>
                  <svg:desc>Sheet1.AC57:Sheet1.AC91</svg:desc>
                </draw:g>
              </table:table-cell>
              <table:table-cell office:value-type="float" office:value="0.0976111857642616">
                <text:p>0.0976111857642616</text:p>
                <draw:g>
                  <svg:desc>Sheet1.K57:Sheet1.K91</svg:desc>
                </draw:g>
              </table:table-cell>
              <table:table-cell office:value-type="float" office:value="0.0884686567311634">
                <text:p>0.0884686567311634</text:p>
                <draw:g>
                  <svg:desc>Sheet1.Q57:Sheet1.Q91</svg:desc>
                </draw:g>
              </table:table-cell>
              <table:table-cell office:value-type="float" office:value="0.0912352635657866">
                <text:p>0.0912352635657866</text:p>
                <draw:g>
                  <svg:desc>Sheet1.W57:Sheet1.W91</svg:desc>
                </draw:g>
              </table:table-cell>
              <table:table-cell office:value-type="float" office:value="1.02146693247541">
                <text:p>1.02146693247541</text:p>
                <draw:g>
                  <svg:desc>Sheet1.E57:Sheet1.E9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0524329995287">
                <text:p>0.090524329995287</text:p>
              </table:table-cell>
              <table:table-cell office:value-type="float" office:value="0.0944405568163614">
                <text:p>0.0944405568163614</text:p>
              </table:table-cell>
              <table:table-cell office:value-type="float" office:value="0.0865418234339147">
                <text:p>0.0865418234339147</text:p>
              </table:table-cell>
              <table:table-cell office:value-type="float" office:value="0.0942245859523056">
                <text:p>0.0942245859523056</text:p>
              </table:table-cell>
              <table:table-cell office:value-type="float" office:value="1.02333581116582">
                <text:p>1.02333581116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9625370447211">
                <text:p>0.109625370447211</text:p>
              </table:table-cell>
              <table:table-cell office:value-type="float" office:value="0.15966205976267">
                <text:p>0.15966205976267</text:p>
              </table:table-cell>
              <table:table-cell office:value-type="float" office:value="0.151418445924639">
                <text:p>0.151418445924639</text:p>
              </table:table-cell>
              <table:table-cell office:value-type="float" office:value="0.140448978358593">
                <text:p>0.140448978358593</text:p>
              </table:table-cell>
              <table:table-cell office:value-type="float" office:value="1.36130873195081">
                <text:p>1.36130873195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3432969374192">
                <text:p>0.253432969374192</text:p>
              </table:table-cell>
              <table:table-cell office:value-type="float" office:value="0.261825356602795">
                <text:p>0.261825356602795</text:p>
              </table:table-cell>
              <table:table-cell office:value-type="float" office:value="0.243013100332577">
                <text:p>0.243013100332577</text:p>
              </table:table-cell>
              <table:table-cell office:value-type="float" office:value="0.197168385987836">
                <text:p>0.197168385987836</text:p>
              </table:table-cell>
              <table:table-cell office:value-type="float" office:value="1.7843650429835">
                <text:p>1.78436504298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25988446719339">
                <text:p>0.225988446719339</text:p>
              </table:table-cell>
              <table:table-cell office:value-type="float" office:value="0.252410563953375">
                <text:p>0.252410563953375</text:p>
              </table:table-cell>
              <table:table-cell office:value-type="float" office:value="0.247157607420517">
                <text:p>0.247157607420517</text:p>
              </table:table-cell>
              <table:table-cell office:value-type="float" office:value="0.347078553963448">
                <text:p>0.347078553963448</text:p>
              </table:table-cell>
              <table:table-cell office:value-type="float" office:value="2.59864099730822">
                <text:p>2.59864099730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3706445214697">
                <text:p>0.343706445214697</text:p>
              </table:table-cell>
              <table:table-cell office:value-type="float" office:value="0.602633617605298">
                <text:p>0.602633617605298</text:p>
              </table:table-cell>
              <table:table-cell office:value-type="float" office:value="0.603850252121292">
                <text:p>0.603850252121292</text:p>
              </table:table-cell>
              <table:table-cell office:value-type="float" office:value="0.307902790652407">
                <text:p>0.307902790652407</text:p>
              </table:table-cell>
              <table:table-cell office:value-type="float" office:value="1.64920852305477">
                <text:p>1.64920852305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489683361148">
                <text:p>0.50489683361148</text:p>
              </table:table-cell>
              <table:table-cell office:value-type="float" office:value="0.53495527681771">
                <text:p>0.53495527681771</text:p>
              </table:table-cell>
              <table:table-cell office:value-type="float" office:value="0.381329809233063">
                <text:p>0.381329809233063</text:p>
              </table:table-cell>
              <table:table-cell office:value-type="float" office:value="0.359847398225169">
                <text:p>0.359847398225169</text:p>
              </table:table-cell>
              <table:table-cell office:value-type="float" office:value="3.35785962480553">
                <text:p>3.35785962480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23118928121104">
                <text:p>0.723118928121104</text:p>
              </table:table-cell>
              <table:table-cell office:value-type="float" office:value="0.542979822001129">
                <text:p>0.542979822001129</text:p>
              </table:table-cell>
              <table:table-cell office:value-type="float" office:value="0.594269022773084">
                <text:p>0.594269022773084</text:p>
              </table:table-cell>
              <table:table-cell office:value-type="float" office:value="0.477497411692243">
                <text:p>0.477497411692243</text:p>
              </table:table-cell>
              <table:table-cell office:value-type="float" office:value="3.66738231845395">
                <text:p>3.66738231845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7257877466958">
                <text:p>0.427257877466958</text:p>
              </table:table-cell>
              <table:table-cell office:value-type="float" office:value="1.45590429230766">
                <text:p>1.45590429230766</text:p>
              </table:table-cell>
              <table:table-cell office:value-type="float" office:value="0.777026488872405">
                <text:p>0.777026488872405</text:p>
              </table:table-cell>
              <table:table-cell office:value-type="float" office:value="0.911989370692081">
                <text:p>0.911989370692081</text:p>
              </table:table-cell>
              <table:table-cell office:value-type="float" office:value="4.16808387281326">
                <text:p>4.168083872813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62710363489387">
                <text:p>0.562710363489387</text:p>
              </table:table-cell>
              <table:table-cell office:value-type="float" office:value="1.65013058305514">
                <text:p>1.65013058305514</text:p>
              </table:table-cell>
              <table:table-cell office:value-type="float" office:value="0.681254276485785">
                <text:p>0.681254276485785</text:p>
              </table:table-cell>
              <table:table-cell office:value-type="float" office:value="0.425745347754082">
                <text:p>0.425745347754082</text:p>
              </table:table-cell>
              <table:table-cell office:value-type="float" office:value="2.64711238991522">
                <text:p>2.64711238991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4822240494033">
                <text:p>0.934822240494033</text:p>
              </table:table-cell>
              <table:table-cell office:value-type="float" office:value="0.756623810249376">
                <text:p>0.756623810249376</text:p>
              </table:table-cell>
              <table:table-cell office:value-type="float" office:value="0.376224471655723">
                <text:p>0.376224471655723</text:p>
              </table:table-cell>
              <table:table-cell office:value-type="float" office:value="0.689108854221075">
                <text:p>0.689108854221075</text:p>
              </table:table-cell>
              <table:table-cell office:value-type="float" office:value="4.03417253839409">
                <text:p>4.03417253839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84383504080187">
                <text:p>0.684383504080187</text:p>
              </table:table-cell>
              <table:table-cell office:value-type="float" office:value="0.697265709000282">
                <text:p>0.697265709000282</text:p>
              </table:table-cell>
              <table:table-cell office:value-type="float" office:value="1.87301673827116">
                <text:p>1.87301673827116</text:p>
              </table:table-cell>
              <table:table-cell office:value-type="float" office:value="0.601605364415125">
                <text:p>0.601605364415125</text:p>
              </table:table-cell>
              <table:table-cell office:value-type="float" office:value="3.20308081263241">
                <text:p>3.20308081263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4987056082337">
                <text:p>0.664987056082337</text:p>
              </table:table-cell>
              <table:table-cell office:value-type="float" office:value="1.0521814509913">
                <text:p>1.0521814509913</text:p>
              </table:table-cell>
              <table:table-cell office:value-type="float" office:value="2.11825478182983">
                <text:p>2.11825478182983</text:p>
              </table:table-cell>
              <table:table-cell office:value-type="float" office:value="0.799295530377748">
                <text:p>0.799295530377748</text:p>
              </table:table-cell>
              <table:table-cell office:value-type="float" office:value="3.81118210303523">
                <text:p>3.81118210303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2408121000854">
                <text:p>0.962408121000854</text:p>
              </table:table-cell>
              <table:table-cell office:value-type="float" office:value="0.631643570344682">
                <text:p>0.631643570344682</text:p>
              </table:table-cell>
              <table:table-cell office:value-type="float" office:value="1.81383821031968">
                <text:p>1.81383821031968</text:p>
              </table:table-cell>
              <table:table-cell office:value-type="float" office:value="0.676421386719628">
                <text:p>0.676421386719628</text:p>
              </table:table-cell>
              <table:table-cell office:value-type="float" office:value="3.17574646085338">
                <text:p>3.1757464608533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37636501540623">
                <text:p>1.37636501540623</text:p>
              </table:table-cell>
              <table:table-cell office:value-type="float" office:value="0.637673508079547">
                <text:p>0.637673508079547</text:p>
              </table:table-cell>
              <table:table-cell office:value-type="float" office:value="2.84472391498307">
                <text:p>2.84472391498307</text:p>
              </table:table-cell>
              <table:table-cell office:value-type="float" office:value="1.03023916622502">
                <text:p>1.03023916622502</text:p>
              </table:table-cell>
              <table:table-cell office:value-type="float" office:value="2.82670404301772">
                <text:p>2.82670404301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0304828550337">
                <text:p>0.620304828550337</text:p>
              </table:table-cell>
              <table:table-cell office:value-type="float" office:value="3.0172600719108">
                <text:p>3.0172600719108</text:p>
              </table:table-cell>
              <table:table-cell office:value-type="float" office:value="2.71596246285763">
                <text:p>2.71596246285763</text:p>
              </table:table-cell>
              <table:table-cell office:value-type="float" office:value="1.3933620882089">
                <text:p>1.3933620882089</text:p>
              </table:table-cell>
              <table:table-cell office:value-type="float" office:value="2.17714006585446">
                <text:p>2.17714006585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5868088547184">
                <text:p>2.45868088547184</text:p>
              </table:table-cell>
              <table:table-cell office:value-type="float" office:value="1.84323701921213">
                <text:p>1.84323701921213</text:p>
              </table:table-cell>
              <table:table-cell office:value-type="float" office:value="2.77853517357596">
                <text:p>2.77853517357596</text:p>
              </table:table-cell>
              <table:table-cell office:value-type="float" office:value="1.09712345109512">
                <text:p>1.09712345109512</text:p>
              </table:table-cell>
              <table:table-cell office:value-type="float" office:value="3.13951133383533">
                <text:p>3.13951133383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6654977615689">
                <text:p>1.76654977615689</text:p>
              </table:table-cell>
              <table:table-cell office:value-type="float" office:value="3.32851128661246">
                <text:p>3.32851128661246</text:p>
              </table:table-cell>
              <table:table-cell office:value-type="float" office:value="3.26576192703561">
                <text:p>3.26576192703561</text:p>
              </table:table-cell>
              <table:table-cell office:value-type="float" office:value="1.04258831338728">
                <text:p>1.04258831338728</text:p>
              </table:table-cell>
              <table:table-cell office:value-type="float" office:value="4.18584614324682">
                <text:p>4.18584614324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3603814987877">
                <text:p>0.603603814987877</text:p>
              </table:table-cell>
              <table:table-cell office:value-type="float" office:value="2.883307302728">
                <text:p>2.883307302728</text:p>
              </table:table-cell>
              <table:table-cell office:value-type="float" office:value="1.0369031184338">
                <text:p>1.0369031184338</text:p>
              </table:table-cell>
              <table:table-cell office:value-type="float" office:value="2.09094193146079">
                <text:p>2.09094193146079</text:p>
              </table:table-cell>
              <table:table-cell office:value-type="float" office:value="3.85936668671539">
                <text:p>3.859366686715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35085522408589">
                <text:p>1.35085522408589</text:p>
              </table:table-cell>
              <table:table-cell office:value-type="float" office:value="0.420994396074741">
                <text:p>0.420994396074741</text:p>
              </table:table-cell>
              <table:table-cell office:value-type="float" office:value="3.03367173992729">
                <text:p>3.03367173992729</text:p>
              </table:table-cell>
              <table:table-cell office:value-type="float" office:value="2.12420090214074">
                <text:p>2.12420090214074</text:p>
              </table:table-cell>
              <table:table-cell office:value-type="float" office:value="4.13079696736976">
                <text:p>4.13079696736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795612085685">
                <text:p>0.778795612085685</text:p>
              </table:table-cell>
              <table:table-cell office:value-type="float" office:value="2.7266842267107">
                <text:p>2.7266842267107</text:p>
              </table:table-cell>
              <table:table-cell office:value-type="float" office:value="1.58589883898599">
                <text:p>1.58589883898599</text:p>
              </table:table-cell>
              <table:table-cell office:value-type="float" office:value="1.19673936651407">
                <text:p>1.19673936651407</text:p>
              </table:table-cell>
              <table:table-cell office:value-type="float" office:value="2.82078703609755">
                <text:p>2.82078703609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28159315740267">
                <text:p>0.728159315740267</text:p>
              </table:table-cell>
              <table:table-cell office:value-type="float" office:value="3.64266772601131">
                <text:p>3.64266772601131</text:p>
              </table:table-cell>
              <table:table-cell office:value-type="float" office:value="2.7685620777951">
                <text:p>2.7685620777951</text:p>
              </table:table-cell>
              <table:table-cell office:value-type="float" office:value="2.23151274825089">
                <text:p>2.23151274825089</text:p>
              </table:table-cell>
              <table:table-cell office:value-type="float" office:value="3.81782731653918">
                <text:p>3.81782731653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67902324717">
                <text:p>2.067902324717</text:p>
              </table:table-cell>
              <table:table-cell office:value-type="float" office:value="0.63156921892101">
                <text:p>0.63156921892101</text:p>
              </table:table-cell>
              <table:table-cell office:value-type="float" office:value="0.403630430860246">
                <text:p>0.403630430860246</text:p>
              </table:table-cell>
              <table:table-cell office:value-type="float" office:value="0.986242329313494">
                <text:p>0.986242329313494</text:p>
              </table:table-cell>
              <table:table-cell office:value-type="float" office:value="3.05131115991973">
                <text:p>3.05131115991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7447461779851">
                <text:p>1.37447461779851</text:p>
              </table:table-cell>
              <table:table-cell office:value-type="float" office:value="0.974056161582492">
                <text:p>0.974056161582492</text:p>
              </table:table-cell>
              <table:table-cell office:value-type="float" office:value="0.635826043890438">
                <text:p>0.635826043890438</text:p>
              </table:table-cell>
              <table:table-cell office:value-type="float" office:value="0.784453583949472">
                <text:p>0.784453583949472</text:p>
              </table:table-cell>
              <table:table-cell office:value-type="float" office:value="4.11689503782153">
                <text:p>4.1168950378215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586337930816302">
                <text:p>0.586337930816302</text:p>
              </table:table-cell>
              <table:table-cell office:value-type="float" office:value="2.53302693222656">
                <text:p>2.53302693222656</text:p>
              </table:table-cell>
              <table:table-cell office:value-type="float" office:value="0.556053341723452">
                <text:p>0.556053341723452</text:p>
              </table:table-cell>
              <table:table-cell office:value-type="float" office:value="0.599360043108044">
                <text:p>0.599360043108044</text:p>
              </table:table-cell>
              <table:table-cell office:value-type="float" office:value="4.36642454292657">
                <text:p>4.36642454292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2907826516249">
                <text:p>0.952907826516249</text:p>
              </table:table-cell>
              <table:table-cell office:value-type="float" office:value="1.01096297861901">
                <text:p>1.01096297861901</text:p>
              </table:table-cell>
              <table:table-cell office:value-type="float" office:value="1.86015519612616">
                <text:p>1.86015519612616</text:p>
              </table:table-cell>
              <table:table-cell office:value-type="float" office:value="1.67663917857419">
                <text:p>1.67663917857419</text:p>
              </table:table-cell>
              <table:table-cell office:value-type="float" office:value="3.10397324699417">
                <text:p>3.10397324699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3904673456392">
                <text:p>1.23904673456392</text:p>
              </table:table-cell>
              <table:table-cell office:value-type="float" office:value="2.67212225321686">
                <text:p>2.67212225321686</text:p>
              </table:table-cell>
              <table:table-cell office:value-type="float" office:value="2.465234186651">
                <text:p>2.465234186651</text:p>
              </table:table-cell>
              <table:table-cell office:value-type="float" office:value="1.78072764951401">
                <text:p>1.78072764951401</text:p>
              </table:table-cell>
              <table:table-cell office:value-type="float" office:value="3.26105513242308">
                <text:p>3.26105513242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1255294264734">
                <text:p>1.41255294264734</text:p>
              </table:table-cell>
              <table:table-cell office:value-type="float" office:value="2.51085360029895">
                <text:p>2.51085360029895</text:p>
              </table:table-cell>
              <table:table-cell office:value-type="float" office:value="1.44977074138098">
                <text:p>1.44977074138098</text:p>
              </table:table-cell>
              <table:table-cell office:value-type="float" office:value="0.363065411580637">
                <text:p>0.363065411580637</text:p>
              </table:table-cell>
              <table:table-cell office:value-type="float" office:value="2.53056236666193">
                <text:p>2.53056236666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1315762809903">
                <text:p>1.31315762809903</text:p>
              </table:table-cell>
              <table:table-cell office:value-type="float" office:value="1.49902063933591">
                <text:p>1.49902063933591</text:p>
              </table:table-cell>
              <table:table-cell office:value-type="float" office:value="1.41086581600809">
                <text:p>1.41086581600809</text:p>
              </table:table-cell>
              <table:table-cell office:value-type="float" office:value="2.82636517573653">
                <text:p>2.82636517573653</text:p>
              </table:table-cell>
              <table:table-cell office:value-type="float" office:value="2.66222565705954">
                <text:p>2.662225657059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28263158892713">
                <text:p>1.28263158892713</text:p>
              </table:table-cell>
              <table:table-cell office:value-type="float" office:value="2.51244699394526">
                <text:p>2.51244699394526</text:p>
              </table:table-cell>
              <table:table-cell office:value-type="float" office:value="2.82878736243241">
                <text:p>2.82878736243241</text:p>
              </table:table-cell>
              <table:table-cell office:value-type="float" office:value="1.30813437154574">
                <text:p>1.30813437154574</text:p>
              </table:table-cell>
              <table:table-cell office:value-type="float" office:value="3.04784808928069">
                <text:p>3.04784808928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7994643291718">
                <text:p>1.07994643291718</text:p>
              </table:table-cell>
              <table:table-cell office:value-type="float" office:value="2.3194644413031">
                <text:p>2.3194644413031</text:p>
              </table:table-cell>
              <table:table-cell office:value-type="float" office:value="1.85902933619835">
                <text:p>1.85902933619835</text:p>
              </table:table-cell>
              <table:table-cell office:value-type="float" office:value="1.84264925426813">
                <text:p>1.84264925426813</text:p>
              </table:table-cell>
              <table:table-cell office:value-type="float" office:value="1.19983788021184">
                <text:p>1.19983788021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0757840109333">
                <text:p>0.790757840109333</text:p>
              </table:table-cell>
              <table:table-cell office:value-type="float" office:value="1.43028435076982">
                <text:p>1.43028435076982</text:p>
              </table:table-cell>
              <table:table-cell office:value-type="float" office:value="1.5299472072041">
                <text:p>1.5299472072041</text:p>
              </table:table-cell>
              <table:table-cell office:value-type="float" office:value="0.8316338003981">
                <text:p>0.8316338003981</text:p>
              </table:table-cell>
              <table:table-cell office:value-type="float" office:value="1.34215637514268">
                <text:p>1.34215637514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8356367471929">
                <text:p>1.08356367471929</text:p>
              </table:table-cell>
              <table:table-cell office:value-type="float" office:value="1.23722262529125">
                <text:p>1.23722262529125</text:p>
              </table:table-cell>
              <table:table-cell office:value-type="float" office:value="1.18035200208738">
                <text:p>1.18035200208738</text:p>
              </table:table-cell>
              <table:table-cell office:value-type="float" office:value="0.776214365830146">
                <text:p>0.776214365830146</text:p>
              </table:table-cell>
              <table:table-cell office:value-type="float" office:value="0.458437255902983">
                <text:p>0.458437255902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09044127608915">
                <text:p>0.409044127608915</text:p>
              </table:table-cell>
              <table:table-cell office:value-type="float" office:value="0.813154975205136">
                <text:p>0.813154975205136</text:p>
              </table:table-cell>
              <table:table-cell office:value-type="float" office:value="0.834321854330789">
                <text:p>0.834321854330789</text:p>
              </table:table-cell>
              <table:table-cell office:value-type="float" office:value="0.415497413327971">
                <text:p>0.415497413327971</text:p>
              </table:table-cell>
              <table:table-cell office:value-type="float" office:value="0.315980176891006">
                <text:p>0.31598017689100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473806338279282">
                <text:p>0.473806338279282</text:p>
              </table:table-cell>
              <table:table-cell office:value-type="float" office:value="0.561422664140432">
                <text:p>0.561422664140432</text:p>
              </table:table-cell>
              <table:table-cell office:value-type="float" office:value="0.541369485204152">
                <text:p>0.541369485204152</text:p>
              </table:table-cell>
              <table:table-cell office:value-type="float" office:value="0.545497332292289">
                <text:p>0.545497332292289</text:p>
              </table:table-cell>
              <table:table-cell office:value-type="float" office:value="0.359166459936228">
                <text:p>0.3591664599362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